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t" style:family="table">
      <style:table-properties style:width="17.013cm" fo:margin-left="0cm" table:align="left"/>
    </style:style>
    <style:style style:name="Dot.A" style:family="table-column">
      <style:table-column-properties style:column-width="6.906cm"/>
    </style:style>
    <style:style style:name="Dot.B" style:family="table-column">
      <style:table-column-properties style:column-width="5.106cm"/>
    </style:style>
    <style:style style:name="Dot.C" style:family="table-column">
      <style:table-column-properties style:column-width="5.001cm"/>
    </style:style>
    <style:style style:name="Dot.A1" style:family="table-cell">
      <style:table-cell-properties fo:padding="0.097cm" fo:border-left="0.05pt solid #000000" fo:border-right="none" fo:border-top="0.05pt solid #000000" fo:border-bottom="0.05pt solid #000000"/>
    </style:style>
    <style:style style:name="Dot.C1" style:family="table-cell">
      <style:table-cell-properties fo:padding="0.097cm" fo:border="0.05pt solid #000000"/>
    </style:style>
    <style:style style:name="Dot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t.A3" style:family="table-cell">
      <style:table-cell-properties fo:padding="0.097cm" fo:border-left="0.05pt solid #000000" fo:border-right="none" fo:border-top="none" fo:border-bottom="0.05pt solid #000000"/>
    </style:style>
    <style:style style:name="Dot.B3" style:family="table-cell">
      <style:table-cell-properties fo:padding="0.097cm" fo:border-left="0.05pt solid #000000" fo:border-right="none" fo:border-top="none" fo:border-bottom="0.05pt solid #000000"/>
    </style:style>
    <style:style style:name="Dot.C3" style:family="table-cell">
      <style:table-cell-properties fo:padding="0.097cm" fo:border-left="0.05pt solid #000000" fo:border-right="0.05pt solid #000000" fo:border-top="none" fo:border-bottom="0.05pt solid #000000"/>
    </style:style>
    <style:style style:name="Dot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Dot.A5" style:family="table-cell">
      <style:table-cell-properties fo:padding="0.097cm" fo:border-left="0.05pt solid #000000" fo:border-right="none" fo:border-top="none" fo:border-bottom="0.05pt solid #000000"/>
    </style:style>
    <style:style style:name="Dot.B5" style:family="table-cell">
      <style:table-cell-properties fo:padding="0.097cm" fo:border-left="0.05pt solid #000000" fo:border-right="none" fo:border-top="none" fo:border-bottom="0.05pt solid #000000"/>
    </style:style>
    <style:style style:name="Dot.C5" style:family="table-cell">
      <style:table-cell-properties fo:padding="0.097cm" fo:border-left="0.05pt solid #000000" fo:border-right="0.05pt solid #000000" fo:border-top="none" fo:border-bottom="0.05pt solid #000000"/>
    </style:style>
    <style:style style:name="Dot.A7" style:family="table-cell">
      <style:table-cell-properties fo:padding="0.097cm" fo:border-left="0.05pt solid #000000" fo:border-right="0.05pt solid #000000" fo:border-top="none" fo:border-bottom="0.05pt solid #000000"/>
    </style:style>
    <style:style style:name="Dot.A9" style:family="table-cell">
      <style:table-cell-properties fo:padding="0.097cm" fo:border-left="0.05pt solid #000000" fo:border-right="none" fo:border-top="none" fo:border-bottom="0.05pt solid #000000"/>
    </style:style>
    <style:style style:name="Dot.B9" style:family="table-cell">
      <style:table-cell-properties fo:padding="0.097cm" fo:border-left="0.05pt solid #000000" fo:border-right="none" fo:border-top="none" fo:border-bottom="0.05pt solid #000000"/>
    </style:style>
    <style:style style:name="Dot.C9" style:family="table-cell">
      <style:table-cell-properties fo:padding="0.097cm" fo:border-left="0.05pt solid #000000" fo:border-right="0.05pt solid #000000" fo:border-top="none" fo:border-bottom="0.05pt solid #000000"/>
    </style:style>
    <style:style style:name="Dot.A11" style:family="table-cell">
      <style:table-cell-properties fo:padding="0.097cm" fo:border-left="0.05pt solid #000000" fo:border-right="none" fo:border-top="none" fo:border-bottom="0.05pt solid #000000"/>
    </style:style>
    <style:style style:name="Dot.B11" style:family="table-cell">
      <style:table-cell-properties fo:padding="0.097cm" fo:border-left="0.05pt solid #000000" fo:border-right="none" fo:border-top="none" fo:border-bottom="0.05pt solid #000000"/>
    </style:style>
    <style:style style:name="Dot.C11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" style:family="table">
      <style:table-properties style:width="17.013cm" fo:margin-left="0cm" table:align="left"/>
    </style:style>
    <style:style style:name="LinearEquation.A" style:family="table-column">
      <style:table-column-properties style:column-width="1.693cm"/>
    </style:style>
    <style:style style:name="LinearEquation.B" style:family="table-column">
      <style:table-column-properties style:column-width="1.217cm"/>
    </style:style>
    <style:style style:name="LinearEquation.C" style:family="table-column">
      <style:table-column-properties style:column-width="4.577cm"/>
    </style:style>
    <style:style style:name="LinearEquation.D" style:family="table-column">
      <style:table-column-properties style:column-width="4.71cm"/>
    </style:style>
    <style:style style:name="LinearEquation.E" style:family="table-column">
      <style:table-column-properties style:column-width="4.815cm"/>
    </style:style>
    <style:style style:name="LinearEquation.A1" style:family="table-cell">
      <style:table-cell-properties fo:padding="0.097cm" fo:border="0.05pt solid #000000"/>
    </style:style>
    <style:style style:name="LinearEquation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LinearEquation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LinearEquation.A3" style:family="table-cell">
      <style:table-cell-properties fo:padding="0.097cm" fo:border-left="0.05pt solid #000000" fo:border-right="none" fo:border-top="none" fo:border-bottom="0.05pt solid #000000"/>
    </style:style>
    <style:style style:name="LinearEquation.B3" style:family="table-cell">
      <style:table-cell-properties fo:padding="0.097cm" fo:border-left="0.05pt solid #000000" fo:border-right="none" fo:border-top="none" fo:border-bottom="0.05pt solid #000000"/>
    </style:style>
    <style:style style:name="LinearEquation.C3" style:family="table-cell">
      <style:table-cell-properties fo:padding="0.097cm" fo:border-left="0.05pt solid #000000" fo:border-right="none" fo:border-top="none" fo:border-bottom="0.05pt solid #000000"/>
    </style:style>
    <style:style style:name="LinearEquation.D3" style:family="table-cell">
      <style:table-cell-properties fo:padding="0.097cm" fo:border-left="0.05pt solid #000000" fo:border-right="none" fo:border-top="none" fo:border-bottom="0.05pt solid #000000"/>
    </style:style>
    <style:style style:name="LinearEquation.E3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5" style:family="table-cell">
      <style:table-cell-properties fo:padding="0.097cm" fo:border-left="0.05pt solid #000000" fo:border-right="none" fo:border-top="none" fo:border-bottom="0.05pt solid #000000"/>
    </style:style>
    <style:style style:name="LinearEquation.B5" style:family="table-cell">
      <style:table-cell-properties fo:padding="0.097cm" fo:border-left="0.05pt solid #000000" fo:border-right="none" fo:border-top="none" fo:border-bottom="0.05pt solid #000000"/>
    </style:style>
    <style:style style:name="LinearEquation.C5" style:family="table-cell">
      <style:table-cell-properties fo:padding="0.097cm" fo:border-left="0.05pt solid #000000" fo:border-right="none" fo:border-top="none" fo:border-bottom="0.05pt solid #000000"/>
    </style:style>
    <style:style style:name="LinearEquation.D5" style:family="table-cell">
      <style:table-cell-properties fo:padding="0.097cm" fo:border-left="0.05pt solid #000000" fo:border-right="none" fo:border-top="none" fo:border-bottom="0.05pt solid #000000"/>
    </style:style>
    <style:style style:name="LinearEquation.E5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7" style:family="table-cell">
      <style:table-cell-properties fo:padding="0.097cm" fo:border-left="0.05pt solid #000000" fo:border-right="none" fo:border-top="none" fo:border-bottom="0.05pt solid #000000"/>
    </style:style>
    <style:style style:name="LinearEquation.B7" style:family="table-cell">
      <style:table-cell-properties fo:padding="0.097cm" fo:border-left="0.05pt solid #000000" fo:border-right="none" fo:border-top="none" fo:border-bottom="0.05pt solid #000000"/>
    </style:style>
    <style:style style:name="LinearEquation.C7" style:family="table-cell">
      <style:table-cell-properties fo:padding="0.097cm" fo:border-left="0.05pt solid #000000" fo:border-right="none" fo:border-top="none" fo:border-bottom="0.05pt solid #000000"/>
    </style:style>
    <style:style style:name="LinearEquation.D7" style:family="table-cell">
      <style:table-cell-properties fo:padding="0.097cm" fo:border-left="0.05pt solid #000000" fo:border-right="none" fo:border-top="none" fo:border-bottom="0.05pt solid #000000"/>
    </style:style>
    <style:style style:name="LinearEquation.E7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9" style:family="table-cell">
      <style:table-cell-properties fo:padding="0.097cm" fo:border-left="0.05pt solid #000000" fo:border-right="none" fo:border-top="none" fo:border-bottom="0.05pt solid #000000"/>
    </style:style>
    <style:style style:name="LinearEquation.B9" style:family="table-cell">
      <style:table-cell-properties fo:padding="0.097cm" fo:border-left="0.05pt solid #000000" fo:border-right="none" fo:border-top="none" fo:border-bottom="0.05pt solid #000000"/>
    </style:style>
    <style:style style:name="LinearEquation.C9" style:family="table-cell">
      <style:table-cell-properties fo:padding="0.097cm" fo:border-left="0.05pt solid #000000" fo:border-right="none" fo:border-top="none" fo:border-bottom="0.05pt solid #000000"/>
    </style:style>
    <style:style style:name="LinearEquation.D9" style:family="table-cell">
      <style:table-cell-properties fo:padding="0.097cm" fo:border-left="0.05pt solid #000000" fo:border-right="none" fo:border-top="none" fo:border-bottom="0.05pt solid #000000"/>
    </style:style>
    <style:style style:name="LinearEquation.E9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11" style:family="table-cell">
      <style:table-cell-properties fo:padding="0.097cm" fo:border-left="0.05pt solid #000000" fo:border-right="none" fo:border-top="none" fo:border-bottom="0.05pt solid #000000"/>
    </style:style>
    <style:style style:name="LinearEquation.B11" style:family="table-cell">
      <style:table-cell-properties fo:padding="0.097cm" fo:border-left="0.05pt solid #000000" fo:border-right="none" fo:border-top="none" fo:border-bottom="0.05pt solid #000000"/>
    </style:style>
    <style:style style:name="LinearEquation.C11" style:family="table-cell">
      <style:table-cell-properties fo:padding="0.097cm" fo:border-left="0.05pt solid #000000" fo:border-right="none" fo:border-top="none" fo:border-bottom="0.05pt solid #000000"/>
    </style:style>
    <style:style style:name="LinearEquation.D11" style:family="table-cell">
      <style:table-cell-properties fo:padding="0.097cm" fo:border-left="0.05pt solid #000000" fo:border-right="none" fo:border-top="none" fo:border-bottom="0.05pt solid #000000"/>
    </style:style>
    <style:style style:name="LinearEquation.E11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13" style:family="table-cell">
      <style:table-cell-properties fo:padding="0.097cm" fo:border-left="0.05pt solid #000000" fo:border-right="none" fo:border-top="none" fo:border-bottom="0.05pt solid #000000"/>
    </style:style>
    <style:style style:name="LinearEquation.B13" style:family="table-cell">
      <style:table-cell-properties fo:padding="0.097cm" fo:border-left="0.05pt solid #000000" fo:border-right="none" fo:border-top="none" fo:border-bottom="0.05pt solid #000000"/>
    </style:style>
    <style:style style:name="LinearEquation.C13" style:family="table-cell">
      <style:table-cell-properties fo:padding="0.097cm" fo:border-left="0.05pt solid #000000" fo:border-right="none" fo:border-top="none" fo:border-bottom="0.05pt solid #000000"/>
    </style:style>
    <style:style style:name="LinearEquation.D13" style:family="table-cell">
      <style:table-cell-properties fo:padding="0.097cm" fo:border-left="0.05pt solid #000000" fo:border-right="none" fo:border-top="none" fo:border-bottom="0.05pt solid #000000"/>
    </style:style>
    <style:style style:name="LinearEquation.E13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15" style:family="table-cell">
      <style:table-cell-properties fo:padding="0.097cm" fo:border-left="0.05pt solid #000000" fo:border-right="none" fo:border-top="none" fo:border-bottom="0.05pt solid #000000"/>
    </style:style>
    <style:style style:name="LinearEquation.B15" style:family="table-cell">
      <style:table-cell-properties fo:padding="0.097cm" fo:border-left="0.05pt solid #000000" fo:border-right="none" fo:border-top="none" fo:border-bottom="0.05pt solid #000000"/>
    </style:style>
    <style:style style:name="LinearEquation.C15" style:family="table-cell">
      <style:table-cell-properties fo:padding="0.097cm" fo:border-left="0.05pt solid #000000" fo:border-right="none" fo:border-top="none" fo:border-bottom="0.05pt solid #000000"/>
    </style:style>
    <style:style style:name="LinearEquation.D15" style:family="table-cell">
      <style:table-cell-properties fo:padding="0.097cm" fo:border-left="0.05pt solid #000000" fo:border-right="none" fo:border-top="none" fo:border-bottom="0.05pt solid #000000"/>
    </style:style>
    <style:style style:name="LinearEquation.E15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17" style:family="table-cell">
      <style:table-cell-properties fo:padding="0.097cm" fo:border-left="0.05pt solid #000000" fo:border-right="none" fo:border-top="none" fo:border-bottom="0.05pt solid #000000"/>
    </style:style>
    <style:style style:name="LinearEquation.B17" style:family="table-cell">
      <style:table-cell-properties fo:padding="0.097cm" fo:border-left="0.05pt solid #000000" fo:border-right="none" fo:border-top="none" fo:border-bottom="0.05pt solid #000000"/>
    </style:style>
    <style:style style:name="LinearEquation.C17" style:family="table-cell">
      <style:table-cell-properties fo:padding="0.097cm" fo:border-left="0.05pt solid #000000" fo:border-right="none" fo:border-top="none" fo:border-bottom="0.05pt solid #000000"/>
    </style:style>
    <style:style style:name="LinearEquation.D17" style:family="table-cell">
      <style:table-cell-properties fo:padding="0.097cm" fo:border-left="0.05pt solid #000000" fo:border-right="none" fo:border-top="none" fo:border-bottom="0.05pt solid #000000"/>
    </style:style>
    <style:style style:name="LinearEquation.E17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19" style:family="table-cell">
      <style:table-cell-properties fo:padding="0.097cm" fo:border-left="0.05pt solid #000000" fo:border-right="none" fo:border-top="none" fo:border-bottom="0.05pt solid #000000"/>
    </style:style>
    <style:style style:name="LinearEquation.B19" style:family="table-cell">
      <style:table-cell-properties fo:padding="0.097cm" fo:border-left="0.05pt solid #000000" fo:border-right="none" fo:border-top="none" fo:border-bottom="0.05pt solid #000000"/>
    </style:style>
    <style:style style:name="LinearEquation.C19" style:family="table-cell">
      <style:table-cell-properties fo:padding="0.097cm" fo:border-left="0.05pt solid #000000" fo:border-right="none" fo:border-top="none" fo:border-bottom="0.05pt solid #000000"/>
    </style:style>
    <style:style style:name="LinearEquation.D19" style:family="table-cell">
      <style:table-cell-properties fo:padding="0.097cm" fo:border-left="0.05pt solid #000000" fo:border-right="none" fo:border-top="none" fo:border-bottom="0.05pt solid #000000"/>
    </style:style>
    <style:style style:name="LinearEquation.E19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21" style:family="table-cell">
      <style:table-cell-properties fo:padding="0.097cm" fo:border-left="0.05pt solid #000000" fo:border-right="none" fo:border-top="none" fo:border-bottom="0.05pt solid #000000"/>
    </style:style>
    <style:style style:name="LinearEquation.B21" style:family="table-cell">
      <style:table-cell-properties fo:padding="0.097cm" fo:border-left="0.05pt solid #000000" fo:border-right="none" fo:border-top="none" fo:border-bottom="0.05pt solid #000000"/>
    </style:style>
    <style:style style:name="LinearEquation.C21" style:family="table-cell">
      <style:table-cell-properties fo:padding="0.097cm" fo:border-left="0.05pt solid #000000" fo:border-right="none" fo:border-top="none" fo:border-bottom="0.05pt solid #000000"/>
    </style:style>
    <style:style style:name="LinearEquation.D21" style:family="table-cell">
      <style:table-cell-properties fo:padding="0.097cm" fo:border-left="0.05pt solid #000000" fo:border-right="none" fo:border-top="none" fo:border-bottom="0.05pt solid #000000"/>
    </style:style>
    <style:style style:name="LinearEquation.E21" style:family="table-cell">
      <style:table-cell-properties fo:padding="0.097cm" fo:border-left="0.05pt solid #000000" fo:border-right="0.05pt solid #000000" fo:border-top="none" fo:border-bottom="0.05pt solid #000000"/>
    </style:style>
    <style:style style:name="LinearEquation.A22" style:family="table-cell">
      <style:table-cell-properties fo:padding="0.097cm" fo:border-left="0.05pt solid #000000" fo:border-right="none" fo:border-top="none" fo:border-bottom="0.05pt solid #000000"/>
    </style:style>
    <style:style style:name="LinearEquation.B22" style:family="table-cell">
      <style:table-cell-properties fo:padding="0.097cm" fo:border-left="0.05pt solid #000000" fo:border-right="none" fo:border-top="none" fo:border-bottom="0.05pt solid #000000"/>
    </style:style>
    <style:style style:name="LinearEquation.C22" style:family="table-cell">
      <style:table-cell-properties fo:padding="0.097cm" fo:border-left="0.05pt solid #000000" fo:border-right="none" fo:border-top="none" fo:border-bottom="0.05pt solid #000000"/>
    </style:style>
    <style:style style:name="LinearEquation.D22" style:family="table-cell">
      <style:table-cell-properties fo:padding="0.097cm" fo:border-left="0.05pt solid #000000" fo:border-right="none" fo:border-top="none" fo:border-bottom="0.05pt solid #000000"/>
    </style:style>
    <style:style style:name="LinearEquation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1.217cm"/>
    </style:style>
    <style:style style:name="Tabela1.C" style:family="table-column">
      <style:table-column-properties style:column-width="4.577cm"/>
    </style:style>
    <style:style style:name="Tabela1.D" style:family="table-column">
      <style:table-column-properties style:column-width="4.71cm"/>
    </style:style>
    <style:style style:name="Tabela1.E" style:family="table-column">
      <style:table-column-properties style:column-width="4.815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746cm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E19" style:family="table-cell">
      <style:table-cell-properties fo:padding="0.097cm" fo:border-left="0.05pt solid #000000" fo:border-right="0.05pt solid #000000" fo:border-top="none" fo:border-bottom="0.05pt solid #000000"/>
    </style:style>
    <style:style style:name="Roots" style:family="table">
      <style:table-properties style:width="17.013cm" fo:margin-left="0cm" table:align="left"/>
    </style:style>
    <style:style style:name="Roots.A" style:family="table-column">
      <style:table-column-properties style:column-width="0.794cm"/>
    </style:style>
    <style:style style:name="Roots.B" style:family="table-column">
      <style:table-column-properties style:column-width="5.001cm"/>
    </style:style>
    <style:style style:name="Roots.C" style:family="table-column">
      <style:table-column-properties style:column-width="3.598cm"/>
    </style:style>
    <style:style style:name="Roots.D" style:family="table-column">
      <style:table-column-properties style:column-width="4.207cm"/>
    </style:style>
    <style:style style:name="Roots.E" style:family="table-column">
      <style:table-column-properties style:column-width="3.413cm"/>
    </style:style>
    <style:style style:name="Roots.1" style:family="table-row">
      <style:table-row-properties style:min-row-height="0.212cm"/>
    </style:style>
    <style:style style:name="Roots.A1" style:family="table-cell">
      <style:table-cell-properties fo:padding="0.097cm" fo:border-left="0.05pt solid #000000" fo:border-right="none" fo:border-top="0.05pt solid #000000" fo:border-bottom="0.05pt solid #000000"/>
    </style:style>
    <style:style style:name="Roots.E1" style:family="table-cell">
      <style:table-cell-properties fo:padding="0.097cm" fo:border="0.05pt solid #000000"/>
    </style:style>
    <style:style style:name="Roots.2" style:family="table-row">
      <style:table-row-properties style:min-row-height="0.826cm"/>
    </style:style>
    <style:style style:name="Roots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Roots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oots.3" style:family="table-row">
      <style:table-row-properties style:min-row-height="1.18cm"/>
    </style:style>
    <style:style style:name="Roots.A3" style:family="table-cell">
      <style:table-cell-properties fo:padding="0.097cm" fo:border-left="0.05pt solid #000000" fo:border-right="none" fo:border-top="none" fo:border-bottom="0.05pt solid #000000"/>
    </style:style>
    <style:style style:name="Roots.B3" style:family="table-cell">
      <style:table-cell-properties fo:padding="0.097cm" fo:border-left="0.05pt solid #000000" fo:border-right="none" fo:border-top="none" fo:border-bottom="0.05pt solid #000000"/>
    </style:style>
    <style:style style:name="Roots.C3" style:family="table-cell">
      <style:table-cell-properties fo:padding="0.097cm" fo:border-left="0.05pt solid #000000" fo:border-right="none" fo:border-top="none" fo:border-bottom="0.05pt solid #000000"/>
    </style:style>
    <style:style style:name="Roots.D3" style:family="table-cell">
      <style:table-cell-properties fo:padding="0.097cm" fo:border-left="0.05pt solid #000000" fo:border-right="none" fo:border-top="none" fo:border-bottom="0.05pt solid #000000"/>
    </style:style>
    <style:style style:name="Roots.E3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5" style:family="table-cell">
      <style:table-cell-properties fo:padding="0.097cm" fo:border-left="0.05pt solid #000000" fo:border-right="none" fo:border-top="none" fo:border-bottom="0.05pt solid #000000"/>
    </style:style>
    <style:style style:name="Roots.B5" style:family="table-cell">
      <style:table-cell-properties fo:padding="0.097cm" fo:border-left="0.05pt solid #000000" fo:border-right="none" fo:border-top="none" fo:border-bottom="0.05pt solid #000000"/>
    </style:style>
    <style:style style:name="Roots.C5" style:family="table-cell">
      <style:table-cell-properties fo:padding="0.097cm" fo:border-left="0.05pt solid #000000" fo:border-right="none" fo:border-top="none" fo:border-bottom="0.05pt solid #000000"/>
    </style:style>
    <style:style style:name="Roots.D5" style:family="table-cell">
      <style:table-cell-properties fo:padding="0.097cm" fo:border-left="0.05pt solid #000000" fo:border-right="none" fo:border-top="none" fo:border-bottom="0.05pt solid #000000"/>
    </style:style>
    <style:style style:name="Roots.E5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7" style:family="table-cell">
      <style:table-cell-properties fo:padding="0.097cm" fo:border-left="0.05pt solid #000000" fo:border-right="none" fo:border-top="none" fo:border-bottom="0.05pt solid #000000"/>
    </style:style>
    <style:style style:name="Roots.B7" style:family="table-cell">
      <style:table-cell-properties fo:padding="0.097cm" fo:border-left="0.05pt solid #000000" fo:border-right="none" fo:border-top="none" fo:border-bottom="0.05pt solid #000000"/>
    </style:style>
    <style:style style:name="Roots.C7" style:family="table-cell">
      <style:table-cell-properties fo:padding="0.097cm" fo:border-left="0.05pt solid #000000" fo:border-right="none" fo:border-top="none" fo:border-bottom="0.05pt solid #000000"/>
    </style:style>
    <style:style style:name="Roots.D7" style:family="table-cell">
      <style:table-cell-properties fo:padding="0.097cm" fo:border-left="0.05pt solid #000000" fo:border-right="none" fo:border-top="none" fo:border-bottom="0.05pt solid #000000"/>
    </style:style>
    <style:style style:name="Roots.E7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9" style:family="table-cell">
      <style:table-cell-properties fo:padding="0.097cm" fo:border-left="0.05pt solid #000000" fo:border-right="none" fo:border-top="none" fo:border-bottom="0.05pt solid #000000"/>
    </style:style>
    <style:style style:name="Roots.B9" style:family="table-cell">
      <style:table-cell-properties fo:padding="0.097cm" fo:border-left="0.05pt solid #000000" fo:border-right="none" fo:border-top="none" fo:border-bottom="0.05pt solid #000000"/>
    </style:style>
    <style:style style:name="Roots.C9" style:family="table-cell">
      <style:table-cell-properties fo:padding="0.097cm" fo:border-left="0.05pt solid #000000" fo:border-right="none" fo:border-top="none" fo:border-bottom="0.05pt solid #000000"/>
    </style:style>
    <style:style style:name="Roots.D9" style:family="table-cell">
      <style:table-cell-properties fo:padding="0.097cm" fo:border-left="0.05pt solid #000000" fo:border-right="none" fo:border-top="none" fo:border-bottom="0.05pt solid #000000"/>
    </style:style>
    <style:style style:name="Roots.E9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11" style:family="table-cell">
      <style:table-cell-properties fo:padding="0.097cm" fo:border-left="0.05pt solid #000000" fo:border-right="none" fo:border-top="none" fo:border-bottom="0.05pt solid #000000"/>
    </style:style>
    <style:style style:name="Roots.B11" style:family="table-cell">
      <style:table-cell-properties fo:padding="0.097cm" fo:border-left="0.05pt solid #000000" fo:border-right="none" fo:border-top="none" fo:border-bottom="0.05pt solid #000000"/>
    </style:style>
    <style:style style:name="Roots.C11" style:family="table-cell">
      <style:table-cell-properties fo:padding="0.097cm" fo:border-left="0.05pt solid #000000" fo:border-right="none" fo:border-top="none" fo:border-bottom="0.05pt solid #000000"/>
    </style:style>
    <style:style style:name="Roots.D11" style:family="table-cell">
      <style:table-cell-properties fo:padding="0.097cm" fo:border-left="0.05pt solid #000000" fo:border-right="none" fo:border-top="none" fo:border-bottom="0.05pt solid #000000"/>
    </style:style>
    <style:style style:name="Roots.E11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13" style:family="table-cell">
      <style:table-cell-properties fo:padding="0.097cm" fo:border-left="0.05pt solid #000000" fo:border-right="none" fo:border-top="none" fo:border-bottom="0.05pt solid #000000"/>
    </style:style>
    <style:style style:name="Roots.B13" style:family="table-cell">
      <style:table-cell-properties fo:padding="0.097cm" fo:border-left="0.05pt solid #000000" fo:border-right="none" fo:border-top="none" fo:border-bottom="0.05pt solid #000000"/>
    </style:style>
    <style:style style:name="Roots.C13" style:family="table-cell">
      <style:table-cell-properties fo:padding="0.097cm" fo:border-left="0.05pt solid #000000" fo:border-right="none" fo:border-top="none" fo:border-bottom="0.05pt solid #000000"/>
    </style:style>
    <style:style style:name="Roots.D13" style:family="table-cell">
      <style:table-cell-properties fo:padding="0.097cm" fo:border-left="0.05pt solid #000000" fo:border-right="none" fo:border-top="none" fo:border-bottom="0.05pt solid #000000"/>
    </style:style>
    <style:style style:name="Roots.E13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15" style:family="table-cell">
      <style:table-cell-properties fo:padding="0.097cm" fo:border-left="0.05pt solid #000000" fo:border-right="none" fo:border-top="none" fo:border-bottom="0.05pt solid #000000"/>
    </style:style>
    <style:style style:name="Roots.B15" style:family="table-cell">
      <style:table-cell-properties fo:padding="0.097cm" fo:border-left="0.05pt solid #000000" fo:border-right="none" fo:border-top="none" fo:border-bottom="0.05pt solid #000000"/>
    </style:style>
    <style:style style:name="Roots.C15" style:family="table-cell">
      <style:table-cell-properties fo:padding="0.097cm" fo:border-left="0.05pt solid #000000" fo:border-right="none" fo:border-top="none" fo:border-bottom="0.05pt solid #000000"/>
    </style:style>
    <style:style style:name="Roots.D15" style:family="table-cell">
      <style:table-cell-properties fo:padding="0.097cm" fo:border-left="0.05pt solid #000000" fo:border-right="none" fo:border-top="none" fo:border-bottom="0.05pt solid #000000"/>
    </style:style>
    <style:style style:name="Roots.E15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17" style:family="table-cell">
      <style:table-cell-properties fo:padding="0.097cm" fo:border-left="0.05pt solid #000000" fo:border-right="none" fo:border-top="none" fo:border-bottom="0.05pt solid #000000"/>
    </style:style>
    <style:style style:name="Roots.B17" style:family="table-cell">
      <style:table-cell-properties fo:padding="0.097cm" fo:border-left="0.05pt solid #000000" fo:border-right="none" fo:border-top="none" fo:border-bottom="0.05pt solid #000000"/>
    </style:style>
    <style:style style:name="Roots.C17" style:family="table-cell">
      <style:table-cell-properties fo:padding="0.097cm" fo:border-left="0.05pt solid #000000" fo:border-right="none" fo:border-top="none" fo:border-bottom="0.05pt solid #000000"/>
    </style:style>
    <style:style style:name="Roots.D17" style:family="table-cell">
      <style:table-cell-properties fo:padding="0.097cm" fo:border-left="0.05pt solid #000000" fo:border-right="none" fo:border-top="none" fo:border-bottom="0.05pt solid #000000"/>
    </style:style>
    <style:style style:name="Roots.E17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19" style:family="table-cell">
      <style:table-cell-properties fo:padding="0.097cm" fo:border-left="0.05pt solid #000000" fo:border-right="none" fo:border-top="none" fo:border-bottom="0.05pt solid #000000"/>
    </style:style>
    <style:style style:name="Roots.B19" style:family="table-cell">
      <style:table-cell-properties fo:padding="0.097cm" fo:border-left="0.05pt solid #000000" fo:border-right="none" fo:border-top="none" fo:border-bottom="0.05pt solid #000000"/>
    </style:style>
    <style:style style:name="Roots.C19" style:family="table-cell">
      <style:table-cell-properties fo:padding="0.097cm" fo:border-left="0.05pt solid #000000" fo:border-right="none" fo:border-top="none" fo:border-bottom="0.05pt solid #000000"/>
    </style:style>
    <style:style style:name="Roots.D19" style:family="table-cell">
      <style:table-cell-properties fo:padding="0.097cm" fo:border-left="0.05pt solid #000000" fo:border-right="none" fo:border-top="none" fo:border-bottom="0.05pt solid #000000"/>
    </style:style>
    <style:style style:name="Roots.E19" style:family="table-cell">
      <style:table-cell-properties fo:padding="0.097cm" fo:border-left="0.05pt solid #000000" fo:border-right="0.05pt solid #000000" fo:border-top="none" fo:border-bottom="0.05pt solid #000000"/>
    </style:style>
    <style:style style:name="Roots.A21" style:family="table-cell">
      <style:table-cell-properties fo:padding="0.097cm" fo:border-left="0.05pt solid #000000" fo:border-right="none" fo:border-top="none" fo:border-bottom="0.05pt solid #000000"/>
    </style:style>
    <style:style style:name="Roots.B21" style:family="table-cell">
      <style:table-cell-properties fo:padding="0.097cm" fo:border-left="0.05pt solid #000000" fo:border-right="none" fo:border-top="none" fo:border-bottom="0.05pt solid #000000"/>
    </style:style>
    <style:style style:name="Roots.C21" style:family="table-cell">
      <style:table-cell-properties fo:padding="0.097cm" fo:border-left="0.05pt solid #000000" fo:border-right="none" fo:border-top="none" fo:border-bottom="0.05pt solid #000000"/>
    </style:style>
    <style:style style:name="Roots.D21" style:family="table-cell">
      <style:table-cell-properties fo:padding="0.097cm" fo:border-left="0.05pt solid #000000" fo:border-right="none" fo:border-top="none" fo:border-bottom="0.05pt solid #000000"/>
    </style:style>
    <style:style style:name="Roots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08cm"/>
    </style:style>
    <style:style style:name="Tabela2.B" style:family="table-column">
      <style:table-column-properties style:column-width="8.202cm"/>
    </style:style>
    <style:style style:name="Tabela2.C" style:family="table-column">
      <style:table-column-properties style:column-width="7.303cm"/>
    </style:style>
    <style:style style:name="Tabela2.1" style:family="table-row">
      <style:table-row-properties style:min-row-height="0.21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2" style:family="table-row">
      <style:table-row-properties style:min-row-height="0.469cm"/>
    </style:style>
    <style:style style:name="Tabe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2.699cm"/>
    </style:style>
    <style:style style:name="Tabela3.C" style:family="table-column">
      <style:table-column-properties style:column-width="4.313cm"/>
    </style:style>
    <style:style style:name="Tabela3.D" style:family="table-column">
      <style:table-column-properties style:column-width="4.789cm"/>
    </style:style>
    <style:style style:name="Tabela3.E" style:family="table-column">
      <style:table-column-properties style:column-width="4.41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none" fo:border-top="none" fo:border-bottom="0.05pt solid #000000"/>
    </style:style>
    <style:style style:name="Tabe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none" fo:border-top="none" fo:border-bottom="0.05pt solid #000000"/>
    </style:style>
    <style:style style:name="Tabe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none" fo:border-top="none" fo:border-bottom="0.05pt solid #000000"/>
    </style:style>
    <style:style style:name="Tabela3.D15" style:family="table-cell">
      <style:table-cell-properties fo:padding="0.097cm" fo:border-left="0.05pt solid #000000" fo:border-right="none" fo:border-top="none" fo:border-bottom="0.05pt solid #000000"/>
    </style:style>
    <style:style style:name="Tabe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7" style:family="table-cell">
      <style:table-cell-properties fo:padding="0.097cm" fo:border-left="0.05pt solid #000000" fo:border-right="none" fo:border-top="none" fo:border-bottom="0.05pt solid #000000"/>
    </style:style>
    <style:style style:name="Tabela3.B17" style:family="table-cell">
      <style:table-cell-properties fo:padding="0.097cm" fo:border-left="0.05pt solid #000000" fo:border-right="none" fo:border-top="none" fo:border-bottom="0.05pt solid #000000"/>
    </style:style>
    <style:style style:name="Tabela3.C17" style:family="table-cell">
      <style:table-cell-properties fo:padding="0.097cm" fo:border-left="0.05pt solid #000000" fo:border-right="none" fo:border-top="none" fo:border-bottom="0.05pt solid #000000"/>
    </style:style>
    <style:style style:name="Tabela3.D17" style:family="table-cell">
      <style:table-cell-properties fo:padding="0.097cm" fo:border-left="0.05pt solid #000000" fo:border-right="none" fo:border-top="none" fo:border-bottom="0.05pt solid #000000"/>
    </style:style>
    <style:style style:name="Tabe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Population2" style:family="table">
      <style:table-properties style:width="17.013cm" fo:margin-left="0cm" table:align="left"/>
    </style:style>
    <style:style style:name="Population2.A" style:family="table-column">
      <style:table-column-properties style:column-width="0.794cm"/>
    </style:style>
    <style:style style:name="Population2.B" style:family="table-column">
      <style:table-column-properties style:column-width="2.699cm"/>
    </style:style>
    <style:style style:name="Population2.C" style:family="table-column">
      <style:table-column-properties style:column-width="4.313cm"/>
    </style:style>
    <style:style style:name="Population2.D" style:family="table-column">
      <style:table-column-properties style:column-width="4.789cm"/>
    </style:style>
    <style:style style:name="Population2.E" style:family="table-column">
      <style:table-column-properties style:column-width="4.419cm"/>
    </style:style>
    <style:style style:name="Population2.1" style:family="table-row">
      <style:table-row-properties style:min-row-height="0.688cm"/>
    </style:style>
    <style:style style:name="Population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opulation2.E1" style:family="table-cell">
      <style:table-cell-properties fo:background-color="#eeeeee" fo:padding="0.097cm" fo:border="0.05pt solid #000000">
        <style:background-image/>
      </style:table-cell-properties>
    </style:style>
    <style:style style:name="Population2.A2" style:family="table-cell">
      <style:table-cell-properties fo:padding="0.097cm" fo:border-left="0.05pt solid #000000" fo:border-right="none" fo:border-top="none" fo:border-bottom="0.05pt solid #000000"/>
    </style:style>
    <style:style style:name="Population2.B2" style:family="table-cell">
      <style:table-cell-properties fo:padding="0.097cm" fo:border-left="0.05pt solid #000000" fo:border-right="none" fo:border-top="none" fo:border-bottom="0.05pt solid #000000"/>
    </style:style>
    <style:style style:name="Population2.C2" style:family="table-cell">
      <style:table-cell-properties fo:padding="0.097cm" fo:border-left="0.05pt solid #000000" fo:border-right="none" fo:border-top="none" fo:border-bottom="0.05pt solid #000000"/>
    </style:style>
    <style:style style:name="Population2.D2" style:family="table-cell">
      <style:table-cell-properties fo:padding="0.097cm" fo:border-left="0.05pt solid #000000" fo:border-right="none" fo:border-top="none" fo:border-bottom="0.05pt solid #000000"/>
    </style:style>
    <style:style style:name="Population2.E2" style:family="table-cell">
      <style:table-cell-properties fo:padding="0.097cm" fo:border-left="0.05pt solid #000000" fo:border-right="0.05pt solid #000000" fo:border-top="none" fo:border-bottom="0.05pt solid #000000"/>
    </style:style>
    <style:style style:name="Population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Population2.E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zad5" style:family="table">
      <style:table-properties style:width="17.013cm" fo:margin-left="0cm" table:align="left"/>
    </style:style>
    <style:style style:name="zad5.A" style:family="table-column">
      <style:table-column-properties style:column-width="0.794cm"/>
    </style:style>
    <style:style style:name="zad5.B" style:family="table-column">
      <style:table-column-properties style:column-width="1.111cm"/>
    </style:style>
    <style:style style:name="zad5.C" style:family="table-column">
      <style:table-column-properties style:column-width="1.085cm"/>
    </style:style>
    <style:style style:name="zad5.D" style:family="table-column">
      <style:table-column-properties style:column-width="2.91cm"/>
    </style:style>
    <style:style style:name="zad5.E" style:family="table-column">
      <style:table-column-properties style:column-width="1.191cm"/>
    </style:style>
    <style:style style:name="zad5.F" style:family="table-column">
      <style:table-column-properties style:column-width="1.296cm"/>
    </style:style>
    <style:style style:name="zad5.G" style:family="table-column">
      <style:table-column-properties style:column-width="4.207cm"/>
    </style:style>
    <style:style style:name="zad5.H" style:family="table-column">
      <style:table-column-properties style:column-width="4.419cm"/>
    </style:style>
    <style:style style:name="zad5.A1" style:family="table-cell">
      <style:table-cell-properties fo:padding="0.097cm" fo:border-left="0.05pt solid #000000" fo:border-right="none" fo:border-top="0.05pt solid #000000" fo:border-bottom="0.05pt solid #000000"/>
    </style:style>
    <style:style style:name="zad5.H1" style:family="table-cell">
      <style:table-cell-properties fo:padding="0.097cm" fo:border="0.05pt solid #000000"/>
    </style:style>
    <style:style style:name="zad5.2" style:family="table-row">
      <style:table-row-properties style:min-row-height="0.524cm"/>
    </style:style>
    <style:style style:name="zad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zad5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zad5.A3" style:family="table-cell">
      <style:table-cell-properties fo:padding="0.097cm" fo:border-left="0.05pt solid #000000" fo:border-right="none" fo:border-top="none" fo:border-bottom="0.05pt solid #000000"/>
    </style:style>
    <style:style style:name="zad5.B3" style:family="table-cell">
      <style:table-cell-properties fo:padding="0.097cm" fo:border-left="0.05pt solid #000000" fo:border-right="none" fo:border-top="none" fo:border-bottom="0.05pt solid #000000"/>
    </style:style>
    <style:style style:name="zad5.C3" style:family="table-cell">
      <style:table-cell-properties fo:padding="0.097cm" fo:border-left="0.05pt solid #000000" fo:border-right="none" fo:border-top="none" fo:border-bottom="0.05pt solid #000000"/>
    </style:style>
    <style:style style:name="zad5.D3" style:family="table-cell">
      <style:table-cell-properties fo:padding="0.097cm" fo:border-left="0.05pt solid #000000" fo:border-right="none" fo:border-top="none" fo:border-bottom="0.05pt solid #000000"/>
    </style:style>
    <style:style style:name="zad5.E3" style:family="table-cell">
      <style:table-cell-properties fo:padding="0.097cm" fo:border-left="0.05pt solid #000000" fo:border-right="none" fo:border-top="none" fo:border-bottom="0.05pt solid #000000"/>
    </style:style>
    <style:style style:name="zad5.F3" style:family="table-cell">
      <style:table-cell-properties fo:padding="0.097cm" fo:border-left="0.05pt solid #000000" fo:border-right="none" fo:border-top="none" fo:border-bottom="0.05pt solid #000000"/>
    </style:style>
    <style:style style:name="zad5.G3" style:family="table-cell">
      <style:table-cell-properties fo:padding="0.097cm" fo:border-left="0.05pt solid #000000" fo:border-right="none" fo:border-top="none" fo:border-bottom="0.05pt solid #000000"/>
    </style:style>
    <style:style style:name="zad5.H3" style:family="table-cell">
      <style:table-cell-properties fo:padding="0.097cm" fo:border-left="0.05pt solid #000000" fo:border-right="0.05pt solid #000000" fo:border-top="none" fo:border-bottom="0.05pt solid #000000"/>
    </style:style>
    <style:style style:name="zad5.A5" style:family="table-cell">
      <style:table-cell-properties fo:padding="0.097cm" fo:border-left="0.05pt solid #000000" fo:border-right="none" fo:border-top="none" fo:border-bottom="0.05pt solid #000000"/>
    </style:style>
    <style:style style:name="zad5.B5" style:family="table-cell">
      <style:table-cell-properties fo:padding="0.097cm" fo:border-left="0.05pt solid #000000" fo:border-right="none" fo:border-top="none" fo:border-bottom="0.05pt solid #000000"/>
    </style:style>
    <style:style style:name="zad5.C5" style:family="table-cell">
      <style:table-cell-properties fo:padding="0.097cm" fo:border-left="0.05pt solid #000000" fo:border-right="none" fo:border-top="none" fo:border-bottom="0.05pt solid #000000"/>
    </style:style>
    <style:style style:name="zad5.D5" style:family="table-cell">
      <style:table-cell-properties fo:padding="0.097cm" fo:border-left="0.05pt solid #000000" fo:border-right="none" fo:border-top="none" fo:border-bottom="0.05pt solid #000000"/>
    </style:style>
    <style:style style:name="zad5.E5" style:family="table-cell">
      <style:table-cell-properties fo:padding="0.097cm" fo:border-left="0.05pt solid #000000" fo:border-right="none" fo:border-top="none" fo:border-bottom="0.05pt solid #000000"/>
    </style:style>
    <style:style style:name="zad5.F5" style:family="table-cell">
      <style:table-cell-properties fo:padding="0.097cm" fo:border-left="0.05pt solid #000000" fo:border-right="none" fo:border-top="none" fo:border-bottom="0.05pt solid #000000"/>
    </style:style>
    <style:style style:name="zad5.G5" style:family="table-cell">
      <style:table-cell-properties fo:padding="0.097cm" fo:border-left="0.05pt solid #000000" fo:border-right="none" fo:border-top="none" fo:border-bottom="0.05pt solid #000000"/>
    </style:style>
    <style:style style:name="zad5.H5" style:family="table-cell">
      <style:table-cell-properties fo:padding="0.097cm" fo:border-left="0.05pt solid #000000" fo:border-right="0.05pt solid #000000" fo:border-top="none" fo:border-bottom="0.05pt solid #000000"/>
    </style:style>
    <style:style style:name="zad5.A7" style:family="table-cell">
      <style:table-cell-properties fo:padding="0.097cm" fo:border-left="0.05pt solid #000000" fo:border-right="none" fo:border-top="none" fo:border-bottom="0.05pt solid #000000"/>
    </style:style>
    <style:style style:name="zad5.B7" style:family="table-cell">
      <style:table-cell-properties fo:padding="0.097cm" fo:border-left="0.05pt solid #000000" fo:border-right="none" fo:border-top="none" fo:border-bottom="0.05pt solid #000000"/>
    </style:style>
    <style:style style:name="zad5.C7" style:family="table-cell">
      <style:table-cell-properties fo:padding="0.097cm" fo:border-left="0.05pt solid #000000" fo:border-right="none" fo:border-top="none" fo:border-bottom="0.05pt solid #000000"/>
    </style:style>
    <style:style style:name="zad5.D7" style:family="table-cell">
      <style:table-cell-properties fo:padding="0.097cm" fo:border-left="0.05pt solid #000000" fo:border-right="none" fo:border-top="none" fo:border-bottom="0.05pt solid #000000"/>
    </style:style>
    <style:style style:name="zad5.E7" style:family="table-cell">
      <style:table-cell-properties fo:padding="0.097cm" fo:border-left="0.05pt solid #000000" fo:border-right="none" fo:border-top="none" fo:border-bottom="0.05pt solid #000000"/>
    </style:style>
    <style:style style:name="zad5.F7" style:family="table-cell">
      <style:table-cell-properties fo:padding="0.097cm" fo:border-left="0.05pt solid #000000" fo:border-right="none" fo:border-top="none" fo:border-bottom="0.05pt solid #000000"/>
    </style:style>
    <style:style style:name="zad5.G7" style:family="table-cell">
      <style:table-cell-properties fo:padding="0.097cm" fo:border-left="0.05pt solid #000000" fo:border-right="none" fo:border-top="none" fo:border-bottom="0.05pt solid #000000"/>
    </style:style>
    <style:style style:name="zad5.H7" style:family="table-cell">
      <style:table-cell-properties fo:padding="0.097cm" fo:border-left="0.05pt solid #000000" fo:border-right="0.05pt solid #000000" fo:border-top="none" fo:border-bottom="0.05pt solid #000000"/>
    </style:style>
    <style:style style:name="zad5.A9" style:family="table-cell">
      <style:table-cell-properties fo:padding="0.097cm" fo:border-left="0.05pt solid #000000" fo:border-right="none" fo:border-top="none" fo:border-bottom="0.05pt solid #000000"/>
    </style:style>
    <style:style style:name="zad5.B9" style:family="table-cell">
      <style:table-cell-properties fo:padding="0.097cm" fo:border-left="0.05pt solid #000000" fo:border-right="none" fo:border-top="none" fo:border-bottom="0.05pt solid #000000"/>
    </style:style>
    <style:style style:name="zad5.C9" style:family="table-cell">
      <style:table-cell-properties fo:padding="0.097cm" fo:border-left="0.05pt solid #000000" fo:border-right="none" fo:border-top="none" fo:border-bottom="0.05pt solid #000000"/>
    </style:style>
    <style:style style:name="zad5.D9" style:family="table-cell">
      <style:table-cell-properties fo:padding="0.097cm" fo:border-left="0.05pt solid #000000" fo:border-right="none" fo:border-top="none" fo:border-bottom="0.05pt solid #000000"/>
    </style:style>
    <style:style style:name="zad5.E9" style:family="table-cell">
      <style:table-cell-properties fo:padding="0.097cm" fo:border-left="0.05pt solid #000000" fo:border-right="none" fo:border-top="none" fo:border-bottom="0.05pt solid #000000"/>
    </style:style>
    <style:style style:name="zad5.F9" style:family="table-cell">
      <style:table-cell-properties fo:padding="0.097cm" fo:border-left="0.05pt solid #000000" fo:border-right="none" fo:border-top="none" fo:border-bottom="0.05pt solid #000000"/>
    </style:style>
    <style:style style:name="zad5.G9" style:family="table-cell">
      <style:table-cell-properties fo:padding="0.097cm" fo:border-left="0.05pt solid #000000" fo:border-right="none" fo:border-top="none" fo:border-bottom="0.05pt solid #000000"/>
    </style:style>
    <style:style style:name="zad5.H9" style:family="table-cell">
      <style:table-cell-properties fo:padding="0.097cm" fo:border-left="0.05pt solid #000000" fo:border-right="0.05pt solid #000000" fo:border-top="none" fo:border-bottom="0.05pt solid #000000"/>
    </style:style>
    <style:style style:name="zad5.A11" style:family="table-cell">
      <style:table-cell-properties fo:padding="0.097cm" fo:border-left="0.05pt solid #000000" fo:border-right="none" fo:border-top="none" fo:border-bottom="0.05pt solid #000000"/>
    </style:style>
    <style:style style:name="zad5.B11" style:family="table-cell">
      <style:table-cell-properties fo:padding="0.097cm" fo:border-left="0.05pt solid #000000" fo:border-right="none" fo:border-top="none" fo:border-bottom="0.05pt solid #000000"/>
    </style:style>
    <style:style style:name="zad5.C11" style:family="table-cell">
      <style:table-cell-properties fo:padding="0.097cm" fo:border-left="0.05pt solid #000000" fo:border-right="none" fo:border-top="none" fo:border-bottom="0.05pt solid #000000"/>
    </style:style>
    <style:style style:name="zad5.D11" style:family="table-cell">
      <style:table-cell-properties fo:padding="0.097cm" fo:border-left="0.05pt solid #000000" fo:border-right="none" fo:border-top="none" fo:border-bottom="0.05pt solid #000000"/>
    </style:style>
    <style:style style:name="zad5.E11" style:family="table-cell">
      <style:table-cell-properties fo:padding="0.097cm" fo:border-left="0.05pt solid #000000" fo:border-right="none" fo:border-top="none" fo:border-bottom="0.05pt solid #000000"/>
    </style:style>
    <style:style style:name="zad5.F11" style:family="table-cell">
      <style:table-cell-properties fo:padding="0.097cm" fo:border-left="0.05pt solid #000000" fo:border-right="none" fo:border-top="none" fo:border-bottom="0.05pt solid #000000"/>
    </style:style>
    <style:style style:name="zad5.G11" style:family="table-cell">
      <style:table-cell-properties fo:padding="0.097cm" fo:border-left="0.05pt solid #000000" fo:border-right="none" fo:border-top="none" fo:border-bottom="0.05pt solid #000000"/>
    </style:style>
    <style:style style:name="zad5.H11" style:family="table-cell">
      <style:table-cell-properties fo:padding="0.097cm" fo:border-left="0.05pt solid #000000" fo:border-right="0.05pt solid #000000" fo:border-top="none" fo:border-bottom="0.05pt solid #000000"/>
    </style:style>
    <style:style style:name="zad5.A13" style:family="table-cell">
      <style:table-cell-properties fo:padding="0.097cm" fo:border-left="0.05pt solid #000000" fo:border-right="none" fo:border-top="none" fo:border-bottom="0.05pt solid #000000"/>
    </style:style>
    <style:style style:name="zad5.B13" style:family="table-cell">
      <style:table-cell-properties fo:padding="0.097cm" fo:border-left="0.05pt solid #000000" fo:border-right="none" fo:border-top="none" fo:border-bottom="0.05pt solid #000000"/>
    </style:style>
    <style:style style:name="zad5.C13" style:family="table-cell">
      <style:table-cell-properties fo:padding="0.097cm" fo:border-left="0.05pt solid #000000" fo:border-right="none" fo:border-top="none" fo:border-bottom="0.05pt solid #000000"/>
    </style:style>
    <style:style style:name="zad5.D13" style:family="table-cell">
      <style:table-cell-properties fo:padding="0.097cm" fo:border-left="0.05pt solid #000000" fo:border-right="none" fo:border-top="none" fo:border-bottom="0.05pt solid #000000"/>
    </style:style>
    <style:style style:name="zad5.E13" style:family="table-cell">
      <style:table-cell-properties fo:padding="0.097cm" fo:border-left="0.05pt solid #000000" fo:border-right="none" fo:border-top="none" fo:border-bottom="0.05pt solid #000000"/>
    </style:style>
    <style:style style:name="zad5.F13" style:family="table-cell">
      <style:table-cell-properties fo:padding="0.097cm" fo:border-left="0.05pt solid #000000" fo:border-right="none" fo:border-top="none" fo:border-bottom="0.05pt solid #000000"/>
    </style:style>
    <style:style style:name="zad5.G13" style:family="table-cell">
      <style:table-cell-properties fo:padding="0.097cm" fo:border-left="0.05pt solid #000000" fo:border-right="none" fo:border-top="none" fo:border-bottom="0.05pt solid #000000"/>
    </style:style>
    <style:style style:name="zad5.H13" style:family="table-cell">
      <style:table-cell-properties fo:padding="0.097cm" fo:border-left="0.05pt solid #000000" fo:border-right="0.05pt solid #000000" fo:border-top="none" fo:border-bottom="0.05pt solid #000000"/>
    </style:style>
    <style:style style:name="zad5b" style:family="table">
      <style:table-properties style:width="17.013cm" fo:margin-left="0cm" table:align="left"/>
    </style:style>
    <style:style style:name="zad5b.A" style:family="table-column">
      <style:table-column-properties style:column-width="0.794cm"/>
    </style:style>
    <style:style style:name="zad5b.B" style:family="table-column">
      <style:table-column-properties style:column-width="1.111cm"/>
    </style:style>
    <style:style style:name="zad5b.C" style:family="table-column">
      <style:table-column-properties style:column-width="1.085cm"/>
    </style:style>
    <style:style style:name="zad5b.D" style:family="table-column">
      <style:table-column-properties style:column-width="2.91cm"/>
    </style:style>
    <style:style style:name="zad5b.E" style:family="table-column">
      <style:table-column-properties style:column-width="1.191cm"/>
    </style:style>
    <style:style style:name="zad5b.F" style:family="table-column">
      <style:table-column-properties style:column-width="1.296cm"/>
    </style:style>
    <style:style style:name="zad5b.G" style:family="table-column">
      <style:table-column-properties style:column-width="4.207cm"/>
    </style:style>
    <style:style style:name="zad5b.H" style:family="table-column">
      <style:table-column-properties style:column-width="4.419cm"/>
    </style:style>
    <style:style style:name="zad5b.A1" style:family="table-cell">
      <style:table-cell-properties fo:padding="0.097cm" fo:border-left="0.05pt solid #000000" fo:border-right="none" fo:border-top="0.05pt solid #000000" fo:border-bottom="0.05pt solid #000000"/>
    </style:style>
    <style:style style:name="zad5b.H1" style:family="table-cell">
      <style:table-cell-properties fo:padding="0.097cm" fo:border="0.05pt solid #000000"/>
    </style:style>
    <style:style style:name="zad5b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zad5b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zad5b.A3" style:family="table-cell">
      <style:table-cell-properties fo:padding="0.097cm" fo:border-left="0.05pt solid #000000" fo:border-right="none" fo:border-top="none" fo:border-bottom="0.05pt solid #000000"/>
    </style:style>
    <style:style style:name="zad5b.B3" style:family="table-cell">
      <style:table-cell-properties fo:padding="0.097cm" fo:border-left="0.05pt solid #000000" fo:border-right="none" fo:border-top="none" fo:border-bottom="0.05pt solid #000000"/>
    </style:style>
    <style:style style:name="zad5b.C3" style:family="table-cell">
      <style:table-cell-properties fo:padding="0.097cm" fo:border-left="0.05pt solid #000000" fo:border-right="none" fo:border-top="none" fo:border-bottom="0.05pt solid #000000"/>
    </style:style>
    <style:style style:name="zad5b.D3" style:family="table-cell">
      <style:table-cell-properties fo:padding="0.097cm" fo:border-left="0.05pt solid #000000" fo:border-right="none" fo:border-top="none" fo:border-bottom="0.05pt solid #000000"/>
    </style:style>
    <style:style style:name="zad5b.E3" style:family="table-cell">
      <style:table-cell-properties fo:padding="0.097cm" fo:border-left="0.05pt solid #000000" fo:border-right="none" fo:border-top="none" fo:border-bottom="0.05pt solid #000000"/>
    </style:style>
    <style:style style:name="zad5b.F3" style:family="table-cell">
      <style:table-cell-properties fo:padding="0.097cm" fo:border-left="0.05pt solid #000000" fo:border-right="none" fo:border-top="none" fo:border-bottom="0.05pt solid #000000"/>
    </style:style>
    <style:style style:name="zad5b.G3" style:family="table-cell">
      <style:table-cell-properties fo:padding="0.097cm" fo:border-left="0.05pt solid #000000" fo:border-right="none" fo:border-top="none" fo:border-bottom="0.05pt solid #000000"/>
    </style:style>
    <style:style style:name="zad5b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eac5a" officeooo:paragraph-rsid="000eac5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officeooo:rsid="000eac5a" officeooo:paragraph-rsid="000eac5a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eac5a" officeooo:paragraph-rsid="000eac5a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20pt" officeooo:rsid="000eac5a" officeooo:paragraph-rsid="000eac5a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officeooo:rsid="000eac5a" officeooo:paragraph-rsid="000eac5a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09579" officeooo:paragraph-rsid="00109579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221dd" officeooo:paragraph-rsid="001221dd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1221dd" officeooo:paragraph-rsid="001221dd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8f93a6" officeooo:paragraph-rsid="008f93a6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178f37" officeooo:paragraph-rsid="001221d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93b090" officeooo:paragraph-rsid="0093b090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09579" officeooo:paragraph-rsid="0010957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12cdc0" officeooo:paragraph-rsid="0012cdc0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78f37" officeooo:paragraph-rsid="00178f37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style="normal" officeooo:rsid="001221dd" officeooo:paragraph-rsid="001221dd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e1e442" officeooo:paragraph-rsid="00e1e442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78f37" officeooo:paragraph-rsid="00178f3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127c1" officeooo:paragraph-rsid="009127c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d2d3a" officeooo:paragraph-rsid="001d2d3a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e40e8" officeooo:paragraph-rsid="001e40e8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c99de" officeooo:paragraph-rsid="001c99de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4a7c" officeooo:paragraph-rsid="00224a7c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943bd" officeooo:paragraph-rsid="002943bd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dc31b" officeooo:paragraph-rsid="002dc31b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f0431" officeooo:paragraph-rsid="002f0431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0ff86" officeooo:paragraph-rsid="0030ff86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6d663" officeooo:paragraph-rsid="0036d663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960bd" officeooo:paragraph-rsid="003960bd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c7032" officeooo:paragraph-rsid="003c7032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51ff0" officeooo:paragraph-rsid="00951ff0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5f54e" officeooo:paragraph-rsid="0095f54e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676c" officeooo:paragraph-rsid="001fa70b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676c" officeooo:paragraph-rsid="00af3d55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ab5dac" officeooo:paragraph-rsid="00ab5dac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bfadfc" officeooo:paragraph-rsid="00bfadfc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c180d8" officeooo:paragraph-rsid="00c180d8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1a8bf" officeooo:paragraph-rsid="00c4ae18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c4ae18" officeooo:paragraph-rsid="00c4ae18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5333b" officeooo:paragraph-rsid="0032e05f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cbca5a" officeooo:paragraph-rsid="00cbca5a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ce486e" officeooo:paragraph-rsid="00ce486e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d965d8" officeooo:paragraph-rsid="00d965d8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e587e1" officeooo:paragraph-rsid="00e587e1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14552" officeooo:paragraph-rsid="003f4629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43988e" officeooo:paragraph-rsid="003f462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c99de" officeooo:paragraph-rsid="001c99de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2d3a" officeooo:paragraph-rsid="001d2d3a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a70b" officeooo:paragraph-rsid="001fa70b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c31b" officeooo:paragraph-rsid="002dc31b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0431" officeooo:paragraph-rsid="002f0431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6d663" officeooo:paragraph-rsid="0036d663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c7032" officeooo:paragraph-rsid="003c7032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f4629" officeooo:paragraph-rsid="003f4629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0049" officeooo:paragraph-rsid="0028004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257ef" officeooo:paragraph-rsid="003257ef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960bd" officeooo:paragraph-rsid="003960bd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style:font-name="Courier New" fo:font-size="12pt" fo:letter-spacing="normal" fo:font-style="normal" fo:font-weight="normal" officeooo:rsid="0035333b" officeooo:paragraph-rsid="0035333b" style:font-size-asian="10.5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style:font-name="Courier New" fo:font-size="12pt" fo:letter-spacing="normal" fo:font-style="normal" fo:font-weight="normal" officeooo:rsid="003e1df4" officeooo:paragraph-rsid="003e1df4" style:font-size-asian="10.5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34681a" officeooo:paragraph-rsid="00d3c77b" style:font-size-asian="10.5pt" style:font-size-complex="12pt"/>
    </style:style>
    <style:style style:name="P60" style:family="paragraph" style:parent-style-name="Standard">
      <style:paragraph-properties fo:text-align="justify" style:justify-single-word="false"/>
      <style:text-properties officeooo:paragraph-rsid="00df4a74"/>
    </style:style>
    <style:style style:name="P61" style:family="paragraph" style:parent-style-name="Standard">
      <style:paragraph-properties fo:text-align="justify" style:justify-single-word="false"/>
      <style:text-properties officeooo:paragraph-rsid="00e1e442"/>
    </style:style>
    <style:style style:name="P62" style:family="paragraph" style:parent-style-name="Standard">
      <style:paragraph-properties fo:text-align="start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07df8" officeooo:paragraph-rsid="00407df8" style:font-size-asian="10.5pt" style:font-size-complex="12pt"/>
    </style:style>
    <style:style style:name="P63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5ae66" officeooo:paragraph-rsid="0045ae66" style:font-size-asian="10.5pt" style:font-size-complex="12pt"/>
    </style:style>
    <style:style style:name="P64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9b0d0" officeooo:paragraph-rsid="0049b0d0" style:font-size-asian="10.5pt" style:font-size-complex="12pt"/>
    </style:style>
    <style:style style:name="P65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e587e1" officeooo:paragraph-rsid="00f5f739" style:font-size-asian="10.5pt" style:font-size-complex="12pt"/>
    </style:style>
    <style:style style:name="P66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d0fcb" officeooo:paragraph-rsid="004d0fcb" style:font-size-asian="10.5pt" style:font-size-complex="12pt"/>
    </style:style>
    <style:style style:name="P67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f951b7" officeooo:paragraph-rsid="00f951b7" style:font-size-asian="10.5pt" style:font-size-complex="12pt"/>
    </style:style>
    <style:style style:name="P68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f3619c" officeooo:paragraph-rsid="00f3619c" style:font-size-asian="10.5pt" style:font-size-complex="12pt"/>
    </style:style>
    <style:style style:name="P69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03d5b1" officeooo:paragraph-rsid="0103d5b1" style:font-size-asian="10.5pt" style:font-size-complex="12pt"/>
    </style:style>
    <style:style style:name="P70" style:family="paragraph" style:parent-style-name="Standard">
      <style:paragraph-properties fo:text-align="start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07df8" officeooo:paragraph-rsid="00407df8" style:font-size-asian="14pt" style:font-size-complex="14pt"/>
    </style:style>
    <style:style style:name="P71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5ae66" officeooo:paragraph-rsid="0045ae66" style:font-size-asian="14pt" style:font-size-complex="14pt"/>
    </style:style>
    <style:style style:name="P72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d0fcb" officeooo:paragraph-rsid="004d0fcb" style:font-size-asian="14pt" style:font-size-complex="14pt"/>
    </style:style>
    <style:style style:name="P73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9b0d0" officeooo:paragraph-rsid="0049b0d0" style:font-size-asian="14pt" style:font-size-complex="14pt"/>
    </style:style>
    <style:style style:name="P74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Courier New" fo:font-size="12pt" fo:letter-spacing="normal" fo:font-style="normal" fo:font-weight="normal" officeooo:rsid="003fd00f" officeooo:paragraph-rsid="00486ba3" style:font-size-asian="10.5pt" style:font-size-complex="12pt"/>
    </style:style>
    <style:style style:name="P75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04d0fcb"/>
    </style:style>
    <style:style style:name="P76" style:family="paragraph" style:parent-style-name="Standard">
      <style:paragraph-properties fo:text-align="justify" style:justify-single-word="false" fo:padding="0cm" fo:border="none" style:shadow="none" style:join-border="false"/>
      <style:text-properties fo:font-weight="bold" officeooo:paragraph-rsid="004d0fcb" style:font-weight-asian="bold" style:font-weight-complex="bold"/>
    </style:style>
    <style:style style:name="P77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4pt" officeooo:rsid="004e1a84" officeooo:paragraph-rsid="004e1a84" style:font-size-asian="14pt" style:font-size-complex="14pt"/>
    </style:style>
    <style:style style:name="P78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2pt" officeooo:rsid="0103d194" officeooo:paragraph-rsid="004e1a84" style:font-size-asian="10.5pt" style:font-size-complex="12pt"/>
    </style:style>
    <style:style style:name="P79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2pt" officeooo:rsid="0103d194" officeooo:paragraph-rsid="0103d194" style:font-size-asian="10.5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Times New Roman" fo:font-size="12pt" officeooo:rsid="008fa921" officeooo:paragraph-rsid="008fa921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98d070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98d070" officeooo:paragraph-rsid="0098d070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9a1b74" officeooo:paragraph-rsid="009a1b74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9c1787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9ed87a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a0b71b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a2e45a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a47017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9c1787" officeooo:paragraph-rsid="00a4aaab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a638d7" officeooo:paragraph-rsid="00a638d7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officeooo:rsid="00b0f4f5" officeooo:paragraph-rsid="00b0f4f5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b0f4f5" officeooo:paragraph-rsid="00b280fa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2pt" officeooo:rsid="00b0f4f5" officeooo:paragraph-rsid="00b2b5ee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2pt" officeooo:rsid="00b0f4f5" officeooo:paragraph-rsid="00b402eb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2pt" officeooo:rsid="00b0f4f5" officeooo:paragraph-rsid="00b4a6ee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2pt" officeooo:rsid="00b68722" officeooo:paragraph-rsid="00b68722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2pt" officeooo:rsid="00b6ca25" officeooo:paragraph-rsid="00b6ca25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2pt" officeooo:rsid="00b82c22" officeooo:paragraph-rsid="00b82c22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2pt" officeooo:rsid="00b8c42e" officeooo:paragraph-rsid="00b8c42e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2pt" officeooo:rsid="00e98b37" officeooo:paragraph-rsid="00e98b37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2pt" officeooo:rsid="00ebd10f" officeooo:paragraph-rsid="00ebd10f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2pt" officeooo:rsid="00ec389c" officeooo:paragraph-rsid="00ec389c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2pt" officeooo:rsid="00ece84f" officeooo:paragraph-rsid="00ece84f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2pt" officeooo:rsid="00ed73a2" officeooo:paragraph-rsid="00ed73a2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2pt" officeooo:rsid="00ee9eea" officeooo:paragraph-rsid="00ee9eea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2pt" officeooo:rsid="00ef2e32" officeooo:paragraph-rsid="00ef2e32" style:font-size-asian="10.5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8fa921" officeooo:paragraph-rsid="008fa921" style:font-size-asian="10.5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8fa921" officeooo:paragraph-rsid="008fa921" style:font-size-asian="10.5pt" style:font-weight-asian="bold" style:font-size-complex="12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988121" officeooo:paragraph-rsid="00988121" style:font-size-asian="10.5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988121" officeooo:paragraph-rsid="00af3d55" style:font-size-asian="10.5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7b941" officeooo:paragraph-rsid="00a7b941" style:font-size-asian="10.5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7b941" officeooo:paragraph-rsid="00af3d55" style:font-size-asian="10.5pt" style:font-weight-asian="bold" style:font-size-complex="12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7c19d" officeooo:paragraph-rsid="00e7c19d" style:font-size-asian="10.5pt" style:font-weight-asian="bold" style:font-size-complex="12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7c672" officeooo:paragraph-rsid="00e7c672" style:font-size-asian="10.5pt" style:font-weight-asian="bold" style:font-size-complex="12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a5b8" officeooo:paragraph-rsid="00e8a5b8" style:font-size-asian="10.5pt" style:font-weight-asian="bold" style:font-size-complex="12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98b37" officeooo:paragraph-rsid="00e98b37" style:font-size-asian="10.5pt" style:font-weight-asian="bold" style:font-size-complex="12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1pt" officeooo:rsid="00c9a9b1" officeooo:paragraph-rsid="00c9a9b1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1pt" officeooo:rsid="00ca1f54" officeooo:paragraph-rsid="00ca1f54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fo:font-size="11pt" officeooo:rsid="00ca1f54" officeooo:paragraph-rsid="00cac96b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1pt" officeooo:rsid="00cb556a" officeooo:paragraph-rsid="00cb556a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" fo:font-size="11pt" officeooo:rsid="00d3c77b" officeooo:paragraph-rsid="00d3c77b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" fo:font-size="11pt" officeooo:rsid="00d40755" officeooo:paragraph-rsid="00d40755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" fo:font-size="11pt" officeooo:rsid="00d40755" officeooo:paragraph-rsid="00d5061a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fo:font-size="11pt" officeooo:rsid="00d8acbf" officeooo:paragraph-rsid="00d8acbf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1pt" officeooo:rsid="00d965d8" officeooo:paragraph-rsid="00d965d8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c973c1" officeooo:paragraph-rsid="00c973c1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c973c1" officeooo:paragraph-rsid="00d3c77b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d8acbf" officeooo:paragraph-rsid="00d8acbf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d965d8" officeooo:paragraph-rsid="00d965d8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c973c1" officeooo:paragraph-rsid="00c973c1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c973c1" officeooo:paragraph-rsid="00d3c77b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officeooo:rsid="00f951b7" officeooo:paragraph-rsid="00f951b7"/>
    </style:style>
    <style:style style:name="P135" style:family="paragraph" style:parent-style-name="Table_20_Contents">
      <style:paragraph-properties fo:text-align="center" style:justify-single-word="false"/>
      <style:text-properties fo:font-weight="bold" officeooo:rsid="00f951b7" officeooo:paragraph-rsid="00f951b7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weight="bold" officeooo:paragraph-rsid="00f951b7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officeooo:rsid="00faf91f" officeooo:paragraph-rsid="00faf91f"/>
    </style:style>
    <style:style style:name="P138" style:family="paragraph" style:parent-style-name="Table_20_Contents">
      <style:paragraph-properties fo:text-align="center" style:justify-single-word="false"/>
      <style:text-properties officeooo:rsid="00fc17af" officeooo:paragraph-rsid="00fc17af"/>
    </style:style>
    <style:style style:name="P139" style:family="paragraph" style:parent-style-name="Table_20_Contents">
      <style:paragraph-properties fo:text-align="justify" style:justify-single-word="false"/>
      <style:text-properties officeooo:rsid="00fcd518" officeooo:paragraph-rsid="00fcd518"/>
    </style:style>
    <style:style style:name="P140" style:family="paragraph" style:parent-style-name="Table_20_Contents">
      <style:paragraph-properties fo:text-align="center" style:justify-single-word="false"/>
      <style:text-properties officeooo:rsid="00fcd518" officeooo:paragraph-rsid="00fcd51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fa70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f7ee7"/>
    </style:style>
    <style:style style:name="T5" style:family="text">
      <style:text-properties style:text-position="0% 100%" officeooo:rsid="003772d4"/>
    </style:style>
    <style:style style:name="T6" style:family="text">
      <style:text-properties style:text-position="0% 100%" officeooo:rsid="008adaae"/>
    </style:style>
    <style:style style:name="T7" style:family="text">
      <style:text-properties style:text-position="0% 100%" style:font-name="Courier New"/>
    </style:style>
    <style:style style:name="T8" style:family="text">
      <style:text-properties style:text-position="0% 100%" style:font-name="Courier New" officeooo:rsid="00c838da"/>
    </style:style>
    <style:style style:name="T9" style:family="text">
      <style:text-properties style:text-position="0% 100%" officeooo:rsid="00c838da"/>
    </style:style>
    <style:style style:name="T10" style:family="text">
      <style:text-properties style:text-position="0% 100%" style:font-name="Times New Roman"/>
    </style:style>
    <style:style style:name="T11" style:family="text">
      <style:text-properties style:text-position="0% 100%" officeooo:rsid="00db11b3"/>
    </style:style>
    <style:style style:name="T12" style:family="text">
      <style:text-properties style:text-position="0% 100%" officeooo:rsid="0104d4f2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df4a74" style:font-size-asian="10.5pt" style:font-size-complex="12pt"/>
    </style:style>
    <style:style style:name="T14" style:family="text">
      <style:text-properties style:text-position="sub 58%" style:font-name="Courier New" fo:font-style="normal" style:font-style-asian="normal" style:font-style-complex="normal"/>
    </style:style>
    <style:style style:name="T15" style:family="text">
      <style:text-properties officeooo:rsid="008f93a6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style:font-name="Courier New" officeooo:rsid="0096c3a3"/>
    </style:style>
    <style:style style:name="T19" style:family="text">
      <style:text-properties style:font-name="Courier New" officeooo:rsid="00cd1216"/>
    </style:style>
    <style:style style:name="T20" style:family="text">
      <style:text-properties officeooo:rsid="008fa921"/>
    </style:style>
    <style:style style:name="T21" style:family="text">
      <style:text-properties officeooo:rsid="0096c3a3"/>
    </style:style>
    <style:style style:name="T22" style:family="text">
      <style:text-properties officeooo:rsid="00a9bc20"/>
    </style:style>
    <style:style style:name="T23" style:family="text">
      <style:text-properties officeooo:rsid="00ac6ecb"/>
    </style:style>
    <style:style style:name="T24" style:family="text">
      <style:text-properties officeooo:rsid="00af3d55"/>
    </style:style>
    <style:style style:name="T25" style:family="text">
      <style:text-properties style:text-position="super 60%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cbcef4"/>
    </style:style>
    <style:style style:name="T28" style:family="text">
      <style:text-properties style:font-name="Times New Roman" officeooo:rsid="00cd1216"/>
    </style:style>
    <style:style style:name="T29" style:family="text">
      <style:text-properties style:font-name="Times New Roman" officeooo:rsid="00e1e442"/>
    </style:style>
    <style:style style:name="T30" style:family="text">
      <style:text-properties style:text-position="sub 70%"/>
    </style:style>
    <style:style style:name="T31" style:family="text">
      <style:text-properties style:text-position="sub 70%" style:font-name="Courier New"/>
    </style:style>
    <style:style style:name="T32" style:family="text">
      <style:text-properties officeooo:rsid="00cea1d5"/>
    </style:style>
    <style:style style:name="T33" style:family="text">
      <style:text-properties officeooo:rsid="00f951b7"/>
    </style:style>
    <style:style style:name="T34" style:family="text">
      <style:text-properties officeooo:rsid="00fcd518"/>
    </style:style>
    <style:style style:name="T35" style:family="text">
      <style:text-properties officeooo:rsid="01012238"/>
    </style:style>
    <style:style style:name="T36" style:family="text">
      <style:text-properties officeooo:rsid="0103f1d8"/>
    </style:style>
    <style:style style:name="T37" style:family="text">
      <style:text-properties officeooo:rsid="0106ad8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Politechnika Wrocławska</text:p>
      <text:p text:style-name="P1">Wydział Podstawowych Problemów Techniki</text:p>
      <text:p text:style-name="P1"/>
      <text:p text:style-name="P1"/>
      <text:p text:style-name="P1"/>
      <text:p text:style-name="P1"/>
      <text:p text:style-name="P1"/>
      <text:p text:style-name="P1"/>
      <text:p text:style-name="P2">Obliczenia naukowe</text:p>
      <text:p text:style-name="P3">Sprawozdanie z zajęć laboratoryjnych</text:p>
      <text:p text:style-name="P3"/>
      <text:p text:style-name="P3"/>
      <text:p text:style-name="P3"/>
      <text:p text:style-name="P3">Lista <text:span text:style-name="T15">2</text:span></text:p>
      <text:p text:style-name="P4"/>
      <text:p text:style-name="P4"/>
      <text:p text:style-name="P4"/>
      <text:p text:style-name="P4"/>
      <text:p text:style-name="P4"/>
      <text:p text:style-name="P4"/>
      <text:p text:style-name="P5">Autor:</text:p>
      <text:p text:style-name="P5">Jakub Pezda</text:p>
      <text:p text:style-name="P5">22142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1.1 Opis problemu</text:p>
      <text:p text:style-name="P6"/>
      <text:p text:style-name="P9"><text:span text:style-name="T1">Ćwiczenie polega na powtórzeniu zadania 5 z listy 1 po usunięciu ostatniej 9 z </text:span><text:span text:style-name="T17">x</text:span><text:span text:style-name="T14">4</text:span><text:span text:style-name="T1"> oraz ostatniej 7 z </text:span><text:span text:style-name="T17">x</text:span><text:span text:style-name="T14">5</text:span><text:span text:style-name="T1">. </text:span></text:p>
      <text:p text:style-name="P6"/>
      <text:p text:style-name="P15">1.2 Rozwiązanie</text:p>
      <text:p text:style-name="P7"/>
      <text:p text:style-name="P9">Do rozwiązania zadania użyto programu z zadania 5 z listy 1.</text:p>
      <text:p text:style-name="P8"/>
      <text:p text:style-name="P13">1.3 Wyniki</text:p>
      <text:p text:style-name="P8"/>
      <text:p text:style-name="P11">Poniższa tabela przedstawia wyniki zadania 5 z listy 1 oraz rezultaty tego samego programu po usunięciu cyfr przedstawionych w opisie problemu.</text:p>
      <text:p text:style-name="P8"/>
      <table:table table:name="Dot" table:style-name="Dot">
        <table:table-column table:style-name="Dot.A"/>
        <table:table-column table:style-name="Dot.B"/>
        <table:table-column table:style-name="Dot.C"/>
        <table:table-row>
          <table:table-cell table:style-name="Dot.A1" office:value-type="string">
            <text:p text:style-name="P107">Algorytm</text:p>
          </table:table-cell>
          <table:table-cell table:style-name="Dot.A1" office:value-type="string">
            <text:p text:style-name="P107">Przed usunięciem</text:p>
          </table:table-cell>
          <table:table-cell table:style-name="Dot.C1" office:value-type="string">
            <text:p text:style-name="P107">Po usunięciu</text:p>
          </table:table-cell>
        </table:table-row>
        <table:table-row>
          <table:table-cell table:style-name="Dot.A2" table:number-columns-spanned="3" office:value-type="string">
            <text:p text:style-name="P108">Float32</text:p>
          </table:table-cell>
          <table:covered-table-cell/>
          <table:covered-table-cell/>
        </table:table-row>
        <table:table-row>
          <table:table-cell table:style-name="Dot.A11" office:value-type="string">
            <text:p text:style-name="P107">„Do przodu”</text:p>
          </table:table-cell>
          <table:table-cell table:style-name="Dot.B3" office:value-type="string">
            <text:p text:style-name="P80">-0.4999443</text:p>
          </table:table-cell>
          <table:table-cell table:style-name="Dot.C3" office:value-type="string">
            <text:p text:style-name="P80">-0.4999443</text:p>
          </table:table-cell>
        </table:table-row>
        <table:table-row>
          <table:table-cell table:style-name="Dot.A4" office:value-type="string">
            <text:p text:style-name="P109">„<text:span text:style-name="T20">Do tyłu”</text:span></text:p>
          </table:table-cell>
          <table:table-cell table:style-name="Dot.A4" office:value-type="string">
            <text:p text:style-name="P80">-0.4543457</text:p>
          </table:table-cell>
          <table:table-cell table:style-name="Dot.A2" office:value-type="string">
            <text:p text:style-name="P80">-0.4543457</text:p>
          </table:table-cell>
        </table:table-row>
        <table:table-row>
          <table:table-cell table:style-name="Dot.A11" office:value-type="string">
            <text:p text:style-name="P107">Od największego do najmniejszego</text:p>
          </table:table-cell>
          <table:table-cell table:style-name="Dot.B5" office:value-type="string">
            <text:p text:style-name="P80">-0.5</text:p>
          </table:table-cell>
          <table:table-cell table:style-name="Dot.C5" office:value-type="string">
            <text:p text:style-name="P80">-0.5</text:p>
          </table:table-cell>
        </table:table-row>
        <table:table-row>
          <table:table-cell table:style-name="Dot.A4" office:value-type="string">
            <text:p text:style-name="P107">Od najmniejszego do największego</text:p>
          </table:table-cell>
          <table:table-cell table:style-name="Dot.A4" office:value-type="string">
            <text:p text:style-name="P80">-0.5</text:p>
          </table:table-cell>
          <table:table-cell table:style-name="Dot.A2" office:value-type="string">
            <text:p text:style-name="P80">-0.5</text:p>
          </table:table-cell>
        </table:table-row>
        <table:table-row>
          <table:table-cell table:style-name="Dot.A7" table:number-columns-spanned="3" office:value-type="string">
            <text:p text:style-name="P108">Float64</text:p>
          </table:table-cell>
          <table:covered-table-cell/>
          <table:covered-table-cell/>
        </table:table-row>
        <table:table-row>
          <table:table-cell table:style-name="Dot.A4" office:value-type="string">
            <text:p text:style-name="P107">„Do przodu”</text:p>
          </table:table-cell>
          <table:table-cell table:style-name="Dot.A4" office:value-type="string">
            <text:p text:style-name="P80">1.0251881368296672e-10</text:p>
          </table:table-cell>
          <table:table-cell table:style-name="Dot.A2" office:value-type="string">
            <text:p text:style-name="P80">-0.004296342739891585</text:p>
          </table:table-cell>
        </table:table-row>
        <table:table-row>
          <table:table-cell table:style-name="Dot.A11" office:value-type="string">
            <text:p text:style-name="P109">„<text:span text:style-name="T20">Do tyłu”</text:span></text:p>
          </table:table-cell>
          <table:table-cell table:style-name="Dot.B9" office:value-type="string">
            <text:p text:style-name="P80">-1.5643308870494366e-10</text:p>
          </table:table-cell>
          <table:table-cell table:style-name="Dot.C9" office:value-type="string">
            <text:p text:style-name="P80">-0.004296342998713953</text:p>
          </table:table-cell>
        </table:table-row>
        <table:table-row>
          <table:table-cell table:style-name="Dot.A4" office:value-type="string">
            <text:p text:style-name="P107">Od największego do najmniejszego</text:p>
          </table:table-cell>
          <table:table-cell table:style-name="Dot.A4" office:value-type="string">
            <text:p text:style-name="P80">0.0</text:p>
          </table:table-cell>
          <table:table-cell table:style-name="Dot.A2" office:value-type="string">
            <text:p text:style-name="P80">-0.004296342842280865</text:p>
          </table:table-cell>
        </table:table-row>
        <table:table-row>
          <table:table-cell table:style-name="Dot.A11" office:value-type="string">
            <text:p text:style-name="P107">Od najmniejszego do największego</text:p>
          </table:table-cell>
          <table:table-cell table:style-name="Dot.B11" office:value-type="string">
            <text:p text:style-name="P80">0.0</text:p>
          </table:table-cell>
          <table:table-cell table:style-name="Dot.C11" office:value-type="string">
            <text:p text:style-name="P80">-0.004296342842280865</text:p>
          </table:table-cell>
        </table:table-row>
      </table:table>
      <text:p text:style-name="P10"/>
      <text:p text:style-name="P10"/>
      <text:p text:style-name="P14">1.4 Wnioski</text:p>
      <text:p text:style-name="P14"/>
      <text:p text:style-name="P18">W arytmetyce Float32 zmiany na tak dalekiej pozycji po przecinku nie mają znaczenia. W arytmetyce Float64 nawet drobne zmiany mają wielki wpływ na wynik obliczeń.</text:p>
      <text:p text:style-name="P17"/>
      <text:p text:style-name="P46">2.1 Opis problemu</text:p>
      <text:p text:style-name="P21"/>
      <text:p text:style-name="P30">Celem ćwiczenia jest rozwiązanie układu równań <text:s/><text:span text:style-name="T16">Ax = b</text:span> za pomocą algorytmu eliminacji Gaussa <text:s/>oraz <text:span text:style-name="T16">x = inv(A) * b</text:span>. <text:s/>Eksperyment należy wykonać dla macierzy Hilberta z rosnącym stopniem n oraz dla macierzy losowej. Wyniki porównać z rozwiązaniem dokładnym.</text:p>
      <text:p text:style-name="P19"/>
      <text:p text:style-name="P47">2.<text:span text:style-name="T2">2</text:span> Rozwiązanie</text:p>
      <text:p text:style-name="P19"/>
      <text:p text:style-name="P31">Do rozwiązania ćwiczenia użyto funkcji <text:span text:style-name="T16">matcond</text:span><text:span text:style-name="T18">(n, c)</text:span>, generującej macierz losową <text:span text:style-name="T21">rozmiaru </text:span><text:span text:style-name="T18">n</text:span><text:span text:style-name="T21"> ze wskaźnikiem uwarunkowania </text:span><text:span text:style-name="T18">c</text:span><text:span text:style-name="T21"> </text:span>oraz <text:s/>funkcji <text:span text:style-name="T16">hilb</text:span><text:span text:style-name="T18">(n)</text:span>, generującej macierz <text:span text:style-name="T21">H</text:span>ilberta o podanym stopniu <text:span text:style-name="T18">n</text:span><text:span text:style-name="T21">.</text:span></text:p>
      <text:p text:style-name="P20"/>
      <text:p text:style-name="P48">2.3 Wyniki</text:p>
      <text:p text:style-name="P48"/>
      <text:p text:style-name="P34"><text:soft-page-break/>Kolejne tabele prezentują stopień, rząd, <text:s/>wskaźnik uwarunkowania macierzy oraz błędy względne <text:span text:style-name="T23">a</text:span>lgorytmu eliminacji Gaussa oraz odwrotności macierzy <text:span text:style-name="T23">dla macierzy Hilberta oraz macierzy losowej.</text:span></text:p>
      <text:p text:style-name="P48"/>
      <table:table table:name="LinearEquation" table:style-name="LinearEquation">
        <table:table-column table:style-name="LinearEquation.A"/>
        <table:table-column table:style-name="LinearEquation.B"/>
        <table:table-column table:style-name="LinearEquation.C"/>
        <table:table-column table:style-name="LinearEquation.D"/>
        <table:table-column table:style-name="LinearEquation.E"/>
        <table:table-row>
          <table:table-cell table:style-name="LinearEquation.A1" table:number-columns-spanned="5" office:value-type="string">
            <text:p text:style-name="P110">Macierz Hilber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arEquation.A2" office:value-type="string">
            <text:p text:style-name="P112">Stopień</text:p>
          </table:table-cell>
          <table:table-cell table:style-name="LinearEquation.A2" office:value-type="string">
            <text:p text:style-name="P112">Rząd</text:p>
          </table:table-cell>
          <table:table-cell table:style-name="LinearEquation.A2" office:value-type="string">
            <text:p text:style-name="P110">Wskaźnik uwarunkowania</text:p>
          </table:table-cell>
          <table:table-cell table:style-name="LinearEquation.A2" office:value-type="string">
            <text:p text:style-name="P110">Elimin<text:span text:style-name="T22">a</text:span>cja Gaussa</text:p>
          </table:table-cell>
          <table:table-cell table:style-name="LinearEquation.E2" office:value-type="string">
            <text:p text:style-name="P110">Macierz odwrotna</text:p>
          </table:table-cell>
        </table:table-row>
        <table:table-row>
          <table:table-cell table:style-name="LinearEquation.A22" office:value-type="string">
            <text:p text:style-name="P82">1</text:p>
          </table:table-cell>
          <table:table-cell table:style-name="LinearEquation.B3" office:value-type="string">
            <text:p text:style-name="P83">1</text:p>
          </table:table-cell>
          <table:table-cell table:style-name="LinearEquation.C22" office:value-type="string">
            <text:p text:style-name="P83">1.0</text:p>
          </table:table-cell>
          <table:table-cell table:style-name="LinearEquation.D3" office:value-type="string">
            <text:p text:style-name="P84">0.0</text:p>
          </table:table-cell>
          <table:table-cell table:style-name="LinearEquation.E3" office:value-type="string">
            <text:p text:style-name="P90">0.0</text:p>
          </table:table-cell>
        </table:table-row>
        <table:table-row>
          <table:table-cell table:style-name="LinearEquation.A2" office:value-type="string">
            <text:p text:style-name="P82">2</text:p>
          </table:table-cell>
          <table:table-cell table:style-name="LinearEquation.A2" office:value-type="string">
            <text:p text:style-name="P83">2</text:p>
          </table:table-cell>
          <table:table-cell table:style-name="LinearEquation.A2" office:value-type="string">
            <text:p text:style-name="P83">19.28147006790397</text:p>
          </table:table-cell>
          <table:table-cell table:style-name="LinearEquation.A2" office:value-type="string">
            <text:p text:style-name="P84">2.220446049250313e-16</text:p>
          </table:table-cell>
          <table:table-cell table:style-name="LinearEquation.E2" office:value-type="string">
            <text:p text:style-name="P90">6.661338147750939e-16</text:p>
          </table:table-cell>
        </table:table-row>
        <table:table-row>
          <table:table-cell table:style-name="LinearEquation.A22" office:value-type="string">
            <text:p text:style-name="P82">3</text:p>
          </table:table-cell>
          <table:table-cell table:style-name="LinearEquation.B5" office:value-type="string">
            <text:p text:style-name="P83">3</text:p>
          </table:table-cell>
          <table:table-cell table:style-name="LinearEquation.C22" office:value-type="string">
            <text:p text:style-name="P83">524.0567775860644</text:p>
          </table:table-cell>
          <table:table-cell table:style-name="LinearEquation.D5" office:value-type="string">
            <text:p text:style-name="P84">1.1102230246251565e-15</text:p>
          </table:table-cell>
          <table:table-cell table:style-name="LinearEquation.E5" office:value-type="string">
            <text:p text:style-name="P90">0.0</text:p>
          </table:table-cell>
        </table:table-row>
        <table:table-row>
          <table:table-cell table:style-name="LinearEquation.A2" office:value-type="string">
            <text:p text:style-name="P82">4</text:p>
          </table:table-cell>
          <table:table-cell table:style-name="LinearEquation.A2" office:value-type="string">
            <text:p text:style-name="P83">4</text:p>
          </table:table-cell>
          <table:table-cell table:style-name="LinearEquation.A2" office:value-type="string">
            <text:p text:style-name="P83">15513.738738928929</text:p>
          </table:table-cell>
          <table:table-cell table:style-name="LinearEquation.A2" office:value-type="string">
            <text:p text:style-name="P84">1.021405182655144e-14</text:p>
          </table:table-cell>
          <table:table-cell table:style-name="LinearEquation.E2" office:value-type="string">
            <text:p text:style-name="P90">2.4158453015843406e-13</text:p>
          </table:table-cell>
        </table:table-row>
        <table:table-row>
          <table:table-cell table:style-name="LinearEquation.A22" office:value-type="string">
            <text:p text:style-name="P82">5</text:p>
          </table:table-cell>
          <table:table-cell table:style-name="LinearEquation.B7" office:value-type="string">
            <text:p text:style-name="P83">5</text:p>
          </table:table-cell>
          <table:table-cell table:style-name="LinearEquation.C22" office:value-type="string">
            <text:p text:style-name="P83">476607.25024224253</text:p>
          </table:table-cell>
          <table:table-cell table:style-name="LinearEquation.D7" office:value-type="string">
            <text:p text:style-name="P84">7.549516567451064e-15</text:p>
          </table:table-cell>
          <table:table-cell table:style-name="LinearEquation.E7" office:value-type="string">
            <text:p text:style-name="P90">8.211209490127658e-12</text:p>
          </table:table-cell>
        </table:table-row>
        <table:table-row>
          <table:table-cell table:style-name="LinearEquation.A2" office:value-type="string">
            <text:p text:style-name="P82">6</text:p>
          </table:table-cell>
          <table:table-cell table:style-name="LinearEquation.A2" office:value-type="string">
            <text:p text:style-name="P83">6</text:p>
          </table:table-cell>
          <table:table-cell table:style-name="LinearEquation.A2" office:value-type="string">
            <text:p text:style-name="P83">1.495105864125091e7</text:p>
          </table:table-cell>
          <table:table-cell table:style-name="LinearEquation.A2" office:value-type="string">
            <text:p text:style-name="P84">3.397282455352979e-13</text:p>
          </table:table-cell>
          <table:table-cell table:style-name="LinearEquation.E2" office:value-type="string">
            <text:p text:style-name="P90">5.885096854285621e-10</text:p>
          </table:table-cell>
        </table:table-row>
        <table:table-row>
          <table:table-cell table:style-name="LinearEquation.A22" office:value-type="string">
            <text:p text:style-name="P82">7</text:p>
          </table:table-cell>
          <table:table-cell table:style-name="LinearEquation.B9" office:value-type="string">
            <text:p text:style-name="P83">7</text:p>
          </table:table-cell>
          <table:table-cell table:style-name="LinearEquation.C22" office:value-type="string">
            <text:p text:style-name="P83">4.7536735637688667e8</text:p>
          </table:table-cell>
          <table:table-cell table:style-name="LinearEquation.D9" office:value-type="string">
            <text:p text:style-name="P84">2.3741009158584347e-12</text:p>
          </table:table-cell>
          <table:table-cell table:style-name="LinearEquation.E9" office:value-type="string">
            <text:p text:style-name="P90">3.957326910608572e-9</text:p>
          </table:table-cell>
        </table:table-row>
        <table:table-row>
          <table:table-cell table:style-name="LinearEquation.A2" office:value-type="string">
            <text:p text:style-name="P82">8</text:p>
          </table:table-cell>
          <table:table-cell table:style-name="LinearEquation.A2" office:value-type="string">
            <text:p text:style-name="P83">8</text:p>
          </table:table-cell>
          <table:table-cell table:style-name="LinearEquation.A2" office:value-type="string">
            <text:p text:style-name="P83">1.5257575516147259e10</text:p>
          </table:table-cell>
          <table:table-cell table:style-name="LinearEquation.A2" office:value-type="string">
            <text:p text:style-name="P84">8.788081373722889e-12</text:p>
          </table:table-cell>
          <table:table-cell table:style-name="LinearEquation.E2" office:value-type="string">
            <text:p text:style-name="P90">1.775775126944268e-8</text:p>
          </table:table-cell>
        </table:table-row>
        <table:table-row>
          <table:table-cell table:style-name="LinearEquation.A22" office:value-type="string">
            <text:p text:style-name="P82">9</text:p>
          </table:table-cell>
          <table:table-cell table:style-name="LinearEquation.B11" office:value-type="string">
            <text:p text:style-name="P83">9</text:p>
          </table:table-cell>
          <table:table-cell table:style-name="LinearEquation.C22" office:value-type="string">
            <text:p text:style-name="P83">4.9315408927806335e11</text:p>
          </table:table-cell>
          <table:table-cell table:style-name="LinearEquation.D11" office:value-type="string">
            <text:p text:style-name="P84">7.824807468637118e-11</text:p>
          </table:table-cell>
          <table:table-cell table:style-name="LinearEquation.E11" office:value-type="string">
            <text:p text:style-name="P90">9.133072538247688e-7</text:p>
          </table:table-cell>
        </table:table-row>
        <table:table-row>
          <table:table-cell table:style-name="LinearEquation.A2" office:value-type="string">
            <text:p text:style-name="P82">10</text:p>
          </table:table-cell>
          <table:table-cell table:style-name="LinearEquation.A2" office:value-type="string">
            <text:p text:style-name="P83">10</text:p>
          </table:table-cell>
          <table:table-cell table:style-name="LinearEquation.A2" office:value-type="string">
            <text:p text:style-name="P83">1.6024859712306152e13</text:p>
          </table:table-cell>
          <table:table-cell table:style-name="LinearEquation.A2" office:value-type="string">
            <text:p text:style-name="P84">7.70294890095613e-8</text:p>
          </table:table-cell>
          <table:table-cell table:style-name="LinearEquation.E2" office:value-type="string">
            <text:p text:style-name="P90">0.00012009761940001695</text:p>
          </table:table-cell>
        </table:table-row>
        <table:table-row>
          <table:table-cell table:style-name="LinearEquation.A22" office:value-type="string">
            <text:p text:style-name="P82">11</text:p>
          </table:table-cell>
          <table:table-cell table:style-name="LinearEquation.B13" office:value-type="string">
            <text:p text:style-name="P83">11</text:p>
          </table:table-cell>
          <table:table-cell table:style-name="LinearEquation.C22" office:value-type="string">
            <text:p text:style-name="P83">5.2210348947688544e14</text:p>
          </table:table-cell>
          <table:table-cell table:style-name="LinearEquation.D13" office:value-type="string">
            <text:p text:style-name="P84">6.014629028872065e-5</text:p>
          </table:table-cell>
          <table:table-cell table:style-name="LinearEquation.E13" office:value-type="string">
            <text:p text:style-name="P90">0.006969769078469579</text:p>
          </table:table-cell>
        </table:table-row>
        <table:table-row>
          <table:table-cell table:style-name="LinearEquation.A2" office:value-type="string">
            <text:p text:style-name="P82">12</text:p>
          </table:table-cell>
          <table:table-cell table:style-name="LinearEquation.A2" office:value-type="string">
            <text:p text:style-name="P83">11</text:p>
          </table:table-cell>
          <table:table-cell table:style-name="LinearEquation.A2" office:value-type="string">
            <text:p text:style-name="P83">1.7255427417341868e16</text:p>
          </table:table-cell>
          <table:table-cell table:style-name="LinearEquation.A2" office:value-type="string">
            <text:p text:style-name="P84">0.06530801911219886</text:p>
          </table:table-cell>
          <table:table-cell table:style-name="LinearEquation.E2" office:value-type="string">
            <text:p text:style-name="P90">0.33840749953941973</text:p>
          </table:table-cell>
        </table:table-row>
        <table:table-row>
          <table:table-cell table:style-name="LinearEquation.A22" office:value-type="string">
            <text:p text:style-name="P81">13</text:p>
          </table:table-cell>
          <table:table-cell table:style-name="LinearEquation.B15" office:value-type="string">
            <text:p text:style-name="P83">11</text:p>
          </table:table-cell>
          <table:table-cell table:style-name="LinearEquation.C22" office:value-type="string">
            <text:p text:style-name="P83">7.126491965424366e17</text:p>
          </table:table-cell>
          <table:table-cell table:style-name="LinearEquation.D15" office:value-type="string">
            <text:p text:style-name="P85">25.08482043640732</text:p>
          </table:table-cell>
          <table:table-cell table:style-name="LinearEquation.E15" office:value-type="string">
            <text:p text:style-name="P90">16.844634026394395</text:p>
          </table:table-cell>
        </table:table-row>
        <table:table-row>
          <table:table-cell table:style-name="LinearEquation.A2" office:value-type="string">
            <text:p text:style-name="P82">14</text:p>
          </table:table-cell>
          <table:table-cell table:style-name="LinearEquation.A2" office:value-type="string">
            <text:p text:style-name="P83">12</text:p>
          </table:table-cell>
          <table:table-cell table:style-name="LinearEquation.A2" office:value-type="string">
            <text:p text:style-name="P83">6.101307732044041e17</text:p>
          </table:table-cell>
          <table:table-cell table:style-name="LinearEquation.A2" office:value-type="string">
            <text:p text:style-name="P85">1.1139167998034707</text:p>
          </table:table-cell>
          <table:table-cell table:style-name="LinearEquation.E2" office:value-type="string">
            <text:p text:style-name="P90">10.371393301570851</text:p>
          </table:table-cell>
        </table:table-row>
        <table:table-row>
          <table:table-cell table:style-name="LinearEquation.A22" office:value-type="string">
            <text:p text:style-name="P82">15</text:p>
          </table:table-cell>
          <table:table-cell table:style-name="LinearEquation.B17" office:value-type="string">
            <text:p text:style-name="P83">12</text:p>
          </table:table-cell>
          <table:table-cell table:style-name="LinearEquation.C22" office:value-type="string">
            <text:p text:style-name="P83">4.223311222761075e17</text:p>
          </table:table-cell>
          <table:table-cell table:style-name="LinearEquation.D17" office:value-type="string">
            <text:p text:style-name="P85">8.755362236171958</text:p>
          </table:table-cell>
          <table:table-cell table:style-name="LinearEquation.E17" office:value-type="string">
            <text:p text:style-name="P90">13.013515266400887</text:p>
          </table:table-cell>
        </table:table-row>
        <table:table-row>
          <table:table-cell table:style-name="LinearEquation.A2" office:value-type="string">
            <text:p text:style-name="P82">16</text:p>
          </table:table-cell>
          <table:table-cell table:style-name="LinearEquation.A2" office:value-type="string">
            <text:p text:style-name="P83">12</text:p>
          </table:table-cell>
          <table:table-cell table:style-name="LinearEquation.A2" office:value-type="string">
            <text:p text:style-name="P83">3.535827507735838e17</text:p>
          </table:table-cell>
          <table:table-cell table:style-name="LinearEquation.A2" office:value-type="string">
            <text:p text:style-name="P86">32.55208362509067</text:p>
          </table:table-cell>
          <table:table-cell table:style-name="LinearEquation.E2" office:value-type="string">
            <text:p text:style-name="P90">213.56968488070086</text:p>
          </table:table-cell>
        </table:table-row>
        <table:table-row>
          <table:table-cell table:style-name="LinearEquation.A22" office:value-type="string">
            <text:p text:style-name="P82">17</text:p>
          </table:table-cell>
          <table:table-cell table:style-name="LinearEquation.B19" office:value-type="string">
            <text:p text:style-name="P83">12</text:p>
          </table:table-cell>
          <table:table-cell table:style-name="LinearEquation.C22" office:value-type="string">
            <text:p text:style-name="P83">3.1182808742153696e17</text:p>
          </table:table-cell>
          <table:table-cell table:style-name="LinearEquation.D19" office:value-type="string">
            <text:p text:style-name="P86">13.851699783216446</text:p>
          </table:table-cell>
          <table:table-cell table:style-name="LinearEquation.E19" office:value-type="string">
            <text:p text:style-name="P90">19.825148202224515</text:p>
          </table:table-cell>
        </table:table-row>
        <table:table-row>
          <table:table-cell table:style-name="LinearEquation.A2" office:value-type="string">
            <text:p text:style-name="P82">18</text:p>
          </table:table-cell>
          <table:table-cell table:style-name="LinearEquation.A2" office:value-type="string">
            <text:p text:style-name="P83">12</text:p>
          </table:table-cell>
          <table:table-cell table:style-name="LinearEquation.A2" office:value-type="string">
            <text:p text:style-name="P83">1.5639169583348145e18</text:p>
          </table:table-cell>
          <table:table-cell table:style-name="LinearEquation.A2" office:value-type="string">
            <text:p text:style-name="P87">16.50126154972894</text:p>
          </table:table-cell>
          <table:table-cell table:style-name="LinearEquation.E2" office:value-type="string">
            <text:p text:style-name="P90">20.610856149478998</text:p>
          </table:table-cell>
        </table:table-row>
        <table:table-row>
          <table:table-cell table:style-name="LinearEquation.A22" office:value-type="string">
            <text:p text:style-name="P82">19</text:p>
          </table:table-cell>
          <table:table-cell table:style-name="LinearEquation.B21" office:value-type="string">
            <text:p text:style-name="P83">13</text:p>
          </table:table-cell>
          <table:table-cell table:style-name="LinearEquation.C22" office:value-type="string">
            <text:p text:style-name="P83">1.3274441976880407e18</text:p>
          </table:table-cell>
          <table:table-cell table:style-name="LinearEquation.D21" office:value-type="string">
            <text:p text:style-name="P88">22.649802232492924</text:p>
          </table:table-cell>
          <table:table-cell table:style-name="LinearEquation.E21" office:value-type="string">
            <text:p text:style-name="P90">49.688246165493425</text:p>
          </table:table-cell>
        </table:table-row>
        <table:table-row>
          <table:table-cell table:style-name="LinearEquation.A22" office:value-type="string">
            <text:p text:style-name="P82">20</text:p>
          </table:table-cell>
          <table:table-cell table:style-name="LinearEquation.B22" office:value-type="string">
            <text:p text:style-name="P83">13</text:p>
          </table:table-cell>
          <table:table-cell table:style-name="LinearEquation.C22" office:value-type="string">
            <text:p text:style-name="P83">2.2777635596453635e18</text:p>
          </table:table-cell>
          <table:table-cell table:style-name="LinearEquation.D22" office:value-type="string">
            <text:p text:style-name="P89">81.16195867936668</text:p>
          </table:table-cell>
          <table:table-cell table:style-name="LinearEquation.E22" office:value-type="string">
            <text:p text:style-name="P90">71.32694706530202</text:p>
          </table:table-cell>
        </table:table-row>
      </table:table>
      <text:p text:style-name="P32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111">Macierz <text:span text:style-name="T24">losow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13">Stopień</text:p>
          </table:table-cell>
          <table:table-cell table:style-name="Tabela1.A2" office:value-type="string">
            <text:p text:style-name="P113">Rząd</text:p>
          </table:table-cell>
          <table:table-cell table:style-name="Tabela1.A2" office:value-type="string">
            <text:p text:style-name="P111">Wskaźnik uwarunkowania</text:p>
          </table:table-cell>
          <table:table-cell table:style-name="Tabela1.A2" office:value-type="string">
            <text:p text:style-name="P111">Elimin<text:span text:style-name="T22">a</text:span>cja Gaussa</text:p>
          </table:table-cell>
          <table:table-cell table:style-name="Tabela1.E2" office:value-type="string">
            <text:p text:style-name="P111">Macierz odwrotna</text:p>
          </table:table-cell>
        </table:table-row>
        <table:table-row>
          <table:table-cell table:style-name="Tabela1.A19" office:value-type="string">
            <text:p text:style-name="P97">5</text:p>
          </table:table-cell>
          <table:table-cell table:style-name="Tabela1.B3" office:value-type="string">
            <text:p text:style-name="P98">5</text:p>
          </table:table-cell>
          <table:table-cell table:style-name="Tabela1.C19" office:value-type="string">
            <text:p text:style-name="P99">1</text:p>
          </table:table-cell>
          <table:table-cell table:style-name="Tabela1.D3" office:value-type="string">
            <text:p text:style-name="P96">0.0</text:p>
          </table:table-cell>
          <table:table-cell table:style-name="Tabela1.E3" office:value-type="string">
            <text:p text:style-name="P91">4.440892098500626e-16</text:p>
          </table:table-cell>
        </table:table-row>
        <table:table-row>
          <table:table-cell table:style-name="Tabela1.A2" office:value-type="string">
            <text:p text:style-name="P97">5</text:p>
          </table:table-cell>
          <table:table-cell table:style-name="Tabela1.A2" office:value-type="string">
            <text:p text:style-name="P98">5</text:p>
          </table:table-cell>
          <table:table-cell table:style-name="Tabela1.A2" office:value-type="string">
            <text:p text:style-name="P99">10</text:p>
          </table:table-cell>
          <table:table-cell table:style-name="Tabela1.A2" office:value-type="string">
            <text:p text:style-name="P96">8.881784197001252e-16</text:p>
          </table:table-cell>
          <table:table-cell table:style-name="Tabela1.E2" office:value-type="string">
            <text:p text:style-name="P91">8.881784197001252e-16</text:p>
          </table:table-cell>
        </table:table-row>
        <table:table-row>
          <table:table-cell table:style-name="Tabela1.A19" office:value-type="string">
            <text:p text:style-name="P97">5</text:p>
          </table:table-cell>
          <table:table-cell table:style-name="Tabela1.B5" office:value-type="string">
            <text:p text:style-name="P98">5</text:p>
          </table:table-cell>
          <table:table-cell table:style-name="Tabela1.C19" office:value-type="string">
            <text:p text:style-name="P99">10<text:span text:style-name="T25">3</text:span></text:p>
          </table:table-cell>
          <table:table-cell table:style-name="Tabela1.D5" office:value-type="string">
            <text:p text:style-name="P96">5.1514348342607263e-14</text:p>
          </table:table-cell>
          <table:table-cell table:style-name="Tabela1.E5" office:value-type="string">
            <text:p text:style-name="P91">6.661338147750939e-15</text:p>
          </table:table-cell>
        </table:table-row>
        <table:table-row>
          <table:table-cell table:style-name="Tabela1.A2" office:value-type="string">
            <text:p text:style-name="P97">5</text:p>
          </table:table-cell>
          <table:table-cell table:style-name="Tabela1.A2" office:value-type="string">
            <text:p text:style-name="P98">5</text:p>
          </table:table-cell>
          <table:table-cell table:style-name="Tabela1.A2" office:value-type="string">
            <text:p text:style-name="P99">10<text:span text:style-name="T25">7</text:span></text:p>
          </table:table-cell>
          <table:table-cell table:style-name="Tabela1.A2" office:value-type="string">
            <text:p text:style-name="P96">6.676326158583379e-10</text:p>
          </table:table-cell>
          <table:table-cell table:style-name="Tabela1.E2" office:value-type="string">
            <text:p text:style-name="P91">5.206253206324618e-10</text:p>
          </table:table-cell>
        </table:table-row>
        <table:table-row>
          <table:table-cell table:style-name="Tabela1.A19" office:value-type="string">
            <text:p text:style-name="P97">5</text:p>
          </table:table-cell>
          <table:table-cell table:style-name="Tabela1.B7" office:value-type="string">
            <text:p text:style-name="P98">5</text:p>
          </table:table-cell>
          <table:table-cell table:style-name="Tabela1.C7" office:value-type="string">
            <text:p text:style-name="P99">10<text:span text:style-name="T25">12</text:span></text:p>
          </table:table-cell>
          <table:table-cell table:style-name="Tabela1.D7" office:value-type="string">
            <text:p text:style-name="P96">8.316700651267439e-6</text:p>
          </table:table-cell>
          <table:table-cell table:style-name="Tabela1.E7" office:value-type="string">
            <text:p text:style-name="P91">3.75316950007587e-5</text:p>
          </table:table-cell>
        </table:table-row>
        <table:table-row>
          <table:table-cell table:style-name="Tabela1.A2" office:value-type="string">
            <text:p text:style-name="P97">5</text:p>
          </table:table-cell>
          <table:table-cell table:style-name="Tabela1.A2" office:value-type="string">
            <text:p text:style-name="P98">4</text:p>
          </table:table-cell>
          <table:table-cell table:style-name="Tabela1.A2" office:value-type="string">
            <text:p text:style-name="P99">10<text:span text:style-name="T25">16</text:span></text:p>
          </table:table-cell>
          <table:table-cell table:style-name="Tabela1.A2" office:value-type="string">
            <text:p text:style-name="P96">0.7230215617006166</text:p>
          </table:table-cell>
          <table:table-cell table:style-name="Tabela1.E2" office:value-type="string">
            <text:p text:style-name="P91">0.08824491195215556</text:p>
          </table:table-cell>
        </table:table-row>
        <table:table-row table:style-name="Tabela1.9">
          <table:table-cell table:style-name="Tabela1.A19" office:value-type="string">
            <text:p text:style-name="P97">10</text:p>
          </table:table-cell>
          <table:table-cell table:style-name="Tabela1.B9" office:value-type="string">
            <text:p text:style-name="P98">10</text:p>
          </table:table-cell>
          <table:table-cell table:style-name="Tabela1.C19" office:value-type="string">
            <text:p text:style-name="P99">1</text:p>
          </table:table-cell>
          <table:table-cell table:style-name="Tabela1.D9" office:value-type="string">
            <text:p text:style-name="P96">4.440892098500626e-16</text:p>
          </table:table-cell>
          <table:table-cell table:style-name="Tabela1.E9" office:value-type="string">
            <text:p text:style-name="P91">0.0</text:p>
          </table:table-cell>
        </table:table-row>
        <text:soft-page-break/>
        <table:table-row>
          <table:table-cell table:style-name="Tabela1.A2" office:value-type="string">
            <text:p text:style-name="P97">10</text:p>
          </table:table-cell>
          <table:table-cell table:style-name="Tabela1.A2" office:value-type="string">
            <text:p text:style-name="P98">10</text:p>
          </table:table-cell>
          <table:table-cell table:style-name="Tabela1.A2" office:value-type="string">
            <text:p text:style-name="P99">10</text:p>
          </table:table-cell>
          <table:table-cell table:style-name="Tabela1.A2" office:value-type="string">
            <text:p text:style-name="P96">8.881784197001252e-16</text:p>
          </table:table-cell>
          <table:table-cell table:style-name="Tabela1.E2" office:value-type="string">
            <text:p text:style-name="P91">4.440892098500626e-16</text:p>
          </table:table-cell>
        </table:table-row>
        <table:table-row>
          <table:table-cell table:style-name="Tabela1.A19" office:value-type="string">
            <text:p text:style-name="P97">10</text:p>
          </table:table-cell>
          <table:table-cell table:style-name="Tabela1.B11" office:value-type="string">
            <text:p text:style-name="P98">10</text:p>
          </table:table-cell>
          <table:table-cell table:style-name="Tabela1.C19" office:value-type="string">
            <text:p text:style-name="P99">10<text:span text:style-name="T25">3</text:span></text:p>
          </table:table-cell>
          <table:table-cell table:style-name="Tabela1.D11" office:value-type="string">
            <text:p text:style-name="P96">6.217248937900877e-14</text:p>
          </table:table-cell>
          <table:table-cell table:style-name="Tabela1.E11" office:value-type="string">
            <text:p text:style-name="P91">4.440892098500626e-16</text:p>
          </table:table-cell>
        </table:table-row>
        <table:table-row>
          <table:table-cell table:style-name="Tabela1.A2" office:value-type="string">
            <text:p text:style-name="P97">10</text:p>
          </table:table-cell>
          <table:table-cell table:style-name="Tabela1.A2" office:value-type="string">
            <text:p text:style-name="P98">10</text:p>
          </table:table-cell>
          <table:table-cell table:style-name="Tabela1.A2" office:value-type="string">
            <text:p text:style-name="P99">10<text:span text:style-name="T25">7</text:span></text:p>
          </table:table-cell>
          <table:table-cell table:style-name="Tabela1.A2" office:value-type="string">
            <text:p text:style-name="P96">2.3144508531913743e-10</text:p>
          </table:table-cell>
          <table:table-cell table:style-name="Tabela1.E2" office:value-type="string">
            <text:p text:style-name="P91">9.468039685600615e-10</text:p>
          </table:table-cell>
        </table:table-row>
        <table:table-row>
          <table:table-cell table:style-name="Tabela1.A19" office:value-type="string">
            <text:p text:style-name="P97">10</text:p>
          </table:table-cell>
          <table:table-cell table:style-name="Tabela1.B13" office:value-type="string">
            <text:p text:style-name="P98">10</text:p>
          </table:table-cell>
          <table:table-cell table:style-name="Tabela1.C19" office:value-type="string">
            <text:p text:style-name="P99">10<text:span text:style-name="T25">12</text:span></text:p>
          </table:table-cell>
          <table:table-cell table:style-name="Tabela1.D13" office:value-type="string">
            <text:p text:style-name="P96">3.688265747037178e-5</text:p>
          </table:table-cell>
          <table:table-cell table:style-name="Tabela1.E13" office:value-type="string">
            <text:p text:style-name="P92">6.09188306364139e-5</text:p>
          </table:table-cell>
        </table:table-row>
        <table:table-row>
          <table:table-cell table:style-name="Tabela1.A2" office:value-type="string">
            <text:p text:style-name="P97">10</text:p>
          </table:table-cell>
          <table:table-cell table:style-name="Tabela1.A2" office:value-type="string">
            <text:p text:style-name="P98">9</text:p>
          </table:table-cell>
          <table:table-cell table:style-name="Tabela1.A2" office:value-type="string">
            <text:p text:style-name="P99">10<text:span text:style-name="T25">16</text:span></text:p>
          </table:table-cell>
          <table:table-cell table:style-name="Tabela1.A2" office:value-type="string">
            <text:p text:style-name="P96">0.5479912460692726</text:p>
          </table:table-cell>
          <table:table-cell table:style-name="Tabela1.E2" office:value-type="string">
            <text:p text:style-name="P92">0.29633117831802114</text:p>
          </table:table-cell>
        </table:table-row>
        <table:table-row>
          <table:table-cell table:style-name="Tabela1.A19" office:value-type="string">
            <text:p text:style-name="P97">20</text:p>
          </table:table-cell>
          <table:table-cell table:style-name="Tabela1.B15" office:value-type="string">
            <text:p text:style-name="P98">20</text:p>
          </table:table-cell>
          <table:table-cell table:style-name="Tabela1.C19" office:value-type="string">
            <text:p text:style-name="P99">1</text:p>
          </table:table-cell>
          <table:table-cell table:style-name="Tabela1.D15" office:value-type="string">
            <text:p text:style-name="P96">0.0</text:p>
          </table:table-cell>
          <table:table-cell table:style-name="Tabela1.E15" office:value-type="string">
            <text:p text:style-name="P92">0.0</text:p>
          </table:table-cell>
        </table:table-row>
        <table:table-row>
          <table:table-cell table:style-name="Tabela1.A2" office:value-type="string">
            <text:p text:style-name="P97">20</text:p>
          </table:table-cell>
          <table:table-cell table:style-name="Tabela1.A2" office:value-type="string">
            <text:p text:style-name="P98">20</text:p>
          </table:table-cell>
          <table:table-cell table:style-name="Tabela1.A2" office:value-type="string">
            <text:p text:style-name="P99">10</text:p>
          </table:table-cell>
          <table:table-cell table:style-name="Tabela1.A2" office:value-type="string">
            <text:p text:style-name="P96">1.7763568394002505e-15</text:p>
          </table:table-cell>
          <table:table-cell table:style-name="Tabela1.E2" office:value-type="string">
            <text:p text:style-name="P92">1.7763568394002505e-15</text:p>
          </table:table-cell>
        </table:table-row>
        <table:table-row>
          <table:table-cell table:style-name="Tabela1.A19" office:value-type="string">
            <text:p text:style-name="P97">20</text:p>
          </table:table-cell>
          <table:table-cell table:style-name="Tabela1.B17" office:value-type="string">
            <text:p text:style-name="P98">20</text:p>
          </table:table-cell>
          <table:table-cell table:style-name="Tabela1.C19" office:value-type="string">
            <text:p text:style-name="P99">10<text:span text:style-name="T25">3</text:span></text:p>
          </table:table-cell>
          <table:table-cell table:style-name="Tabela1.D17" office:value-type="string">
            <text:p text:style-name="P96">5.329070518200751e-15</text:p>
          </table:table-cell>
          <table:table-cell table:style-name="Tabela1.E17" office:value-type="string">
            <text:p text:style-name="P92">3.108624468950438e-14</text:p>
          </table:table-cell>
        </table:table-row>
        <table:table-row>
          <table:table-cell table:style-name="Tabela1.A2" office:value-type="string">
            <text:p text:style-name="P97">20</text:p>
          </table:table-cell>
          <table:table-cell table:style-name="Tabela1.A2" office:value-type="string">
            <text:p text:style-name="P98">20</text:p>
          </table:table-cell>
          <table:table-cell table:style-name="Tabela1.A2" office:value-type="string">
            <text:p text:style-name="P99">10<text:span text:style-name="T25">7</text:span></text:p>
          </table:table-cell>
          <table:table-cell table:style-name="Tabela1.A2" office:value-type="string">
            <text:p text:style-name="P96">4.98482144450918e-10</text:p>
          </table:table-cell>
          <table:table-cell table:style-name="Tabela1.E2" office:value-type="string">
            <text:p text:style-name="P93">2.0816868229189822e-9</text:p>
          </table:table-cell>
        </table:table-row>
        <table:table-row>
          <table:table-cell table:style-name="Tabela1.A19" office:value-type="string">
            <text:p text:style-name="P97">20</text:p>
          </table:table-cell>
          <table:table-cell table:style-name="Tabela1.B19" office:value-type="string">
            <text:p text:style-name="P98">20</text:p>
          </table:table-cell>
          <table:table-cell table:style-name="Tabela1.C19" office:value-type="string">
            <text:p text:style-name="P99">10<text:span text:style-name="T25">12</text:span></text:p>
          </table:table-cell>
          <table:table-cell table:style-name="Tabela1.D19" office:value-type="string">
            <text:p text:style-name="P96">4.7202138498292356e-5</text:p>
          </table:table-cell>
          <table:table-cell table:style-name="Tabela1.E19" office:value-type="string">
            <text:p text:style-name="P94">8.6537043850754e-5</text:p>
          </table:table-cell>
        </table:table-row>
        <table:table-row>
          <table:table-cell table:style-name="Tabela1.A2" office:value-type="string">
            <text:p text:style-name="P97">20</text:p>
          </table:table-cell>
          <table:table-cell table:style-name="Tabela1.A2" office:value-type="string">
            <text:p text:style-name="P98">19</text:p>
          </table:table-cell>
          <table:table-cell table:style-name="Tabela1.A2" office:value-type="string">
            <text:p text:style-name="P99">10<text:span text:style-name="T25">16</text:span></text:p>
          </table:table-cell>
          <table:table-cell table:style-name="Tabela1.A2" office:value-type="string">
            <text:p text:style-name="P96">0.11720325354102368</text:p>
          </table:table-cell>
          <table:table-cell table:style-name="Tabela1.E2" office:value-type="string">
            <text:p text:style-name="P95">0.2109703028609129</text:p>
          </table:table-cell>
        </table:table-row>
      </table:table>
      <text:p text:style-name="P33"/>
      <text:p text:style-name="P54">2.4 Wnioski</text:p>
      <text:p text:style-name="P22"/>
      <text:p text:style-name="P35">Macierz Hilberta jest przykładem macierzy źle uwarunkowanej. Wraz ze wzrostem stopnia macierzy wskaźnik uwarunkowania rośnie w bardzo szybkim tempie. Dla dużych n wynik jest mocno niedokładny. Dla macierzy losowej błąd względny jest zależny od wskaźnika uwarunkowania. Czym wskaźnik jest wyższy tym większy jest błąd względny.</text:p>
      <text:p text:style-name="P23"/>
      <text:p text:style-name="P49">3.1 Opis problemu</text:p>
      <text:p text:style-name="P24"/>
      <text:p text:style-name="P36">Celem ćwiczenia jest obliczenie 20 zer wielomianu, sprawdzenie znalezionych pierwiastków oraz powtórzenie eksperymentu po zamianie jednego współczynniku w wielomianie.</text:p>
      <text:p text:style-name="P25"/>
      <text:p text:style-name="P50">3.2 Rozwiązanie</text:p>
      <text:p text:style-name="P25"/>
      <text:p text:style-name="P38"><text:span text:style-name="T4">D</text:span><text:span text:style-name="T3">o rozwiązania zadania użyto funkcji </text:span><text:span text:style-name="T7">Poly</text:span><text:span text:style-name="T3">, </text:span><text:span text:style-name="T7">poly</text:span><text:span text:style-name="T10">,</text:span><text:span text:style-name="T3"> </text:span><text:span text:style-name="T7">polyval</text:span><text:span text:style-name="T3"> </text:span><text:span text:style-name="T9">oraz </text:span><text:span text:style-name="T8">roots</text:span><text:span text:style-name="T9"> </text:span><text:span text:style-name="T3">z pakietu </text:span><text:span text:style-name="T7">Polynomials</text:span><text:span text:style-name="T3">. </text:span></text:p>
      <text:p text:style-name="P37"/>
      <text:p text:style-name="P55">3.3. Wyniki</text:p>
      <text:p text:style-name="P55"/>
      <text:p text:style-name="P40">Poniższa tabela prezentuje obliczone zera wielomianu za pomocą funkcji <text:span text:style-name="T16">roots</text:span><text:span text:style-name="T26"> </text:span><text:span text:style-name="T27">oraz wartości wielomianu w zerach. </text:span><text:span text:style-name="T19">P(x)</text:span><text:span text:style-name="T28"> oznacza wartość wielomianu w postaci kanonicznej a </text:span><text:span text:style-name="T19">p(x)</text:span><text:span text:style-name="T28"> w postaci iloczynowej.</text:span><text:span text:style-name="T27"> <text:s/></text:span></text:p>
      <text:p text:style-name="P26"/>
      <table:table table:name="Roots" table:style-name="Roots">
        <table:table-column table:style-name="Roots.A"/>
        <table:table-column table:style-name="Roots.B"/>
        <table:table-column table:style-name="Roots.C"/>
        <table:table-column table:style-name="Roots.D"/>
        <table:table-column table:style-name="Roots.E"/>
        <table:table-row table:style-name="Roots.1">
          <table:table-cell table:style-name="Roots.A1" office:value-type="string">
            <text:p text:style-name="P130">LP</text:p>
          </table:table-cell>
          <table:table-cell table:style-name="Roots.A1" office:value-type="string">
            <text:p text:style-name="P127">Zero wielomianu</text:p>
          </table:table-cell>
          <table:table-cell table:style-name="Roots.A1" office:value-type="string">
            <text:p text:style-name="P132">P(z<text:span text:style-name="T30">k</text:span>)</text:p>
          </table:table-cell>
          <table:table-cell table:style-name="Roots.A1" office:value-type="string">
            <text:p text:style-name="P132">p(z<text:span text:style-name="T30">k</text:span>)</text:p>
          </table:table-cell>
          <table:table-cell table:style-name="Roots.E1" office:value-type="string">
            <text:p text:style-name="P132">Z<text:span text:style-name="T30">k</text:span> - k</text:p>
          </table:table-cell>
        </table:table-row>
        <table:table-row table:style-name="Roots.2">
          <table:table-cell table:style-name="Roots.A2" office:value-type="string">
            <text:p text:style-name="P126">1</text:p>
          </table:table-cell>
          <table:table-cell table:style-name="Roots.A2" office:value-type="string">
            <text:p text:style-name="P118">0.9999999999981168 + 0.0im</text:p>
          </table:table-cell>
          <table:table-cell table:style-name="Roots.A2" office:value-type="string">
            <text:p text:style-name="P119">229376.0</text:p>
          </table:table-cell>
          <table:table-cell table:style-name="Roots.A2" office:value-type="string">
            <text:p text:style-name="P119">3.4509824e7</text:p>
          </table:table-cell>
          <table:table-cell table:style-name="Roots.E2" office:value-type="string">
            <text:p text:style-name="P121">1.8831602943691905e-12</text:p>
          </table:table-cell>
        </table:table-row>
        <table:table-row table:style-name="Roots.3">
          <table:table-cell table:style-name="Roots.A3" office:value-type="string">
            <text:p text:style-name="P126">2</text:p>
          </table:table-cell>
          <table:table-cell table:style-name="Roots.B3" office:value-type="string">
            <text:p text:style-name="P118">2.0000000001891918 + 0.0im</text:p>
          </table:table-cell>
          <table:table-cell table:style-name="Roots.C3" office:value-type="string">
            <text:p text:style-name="P119">1.209856e6</text:p>
          </table:table-cell>
          <table:table-cell table:style-name="Roots.D3" office:value-type="string">
            <text:p text:style-name="P120">7.37869763227592e19</text:p>
          </table:table-cell>
          <table:table-cell table:style-name="Roots.E3" office:value-type="string">
            <text:p text:style-name="P121">1.8919177335874338e-10</text:p>
          </table:table-cell>
        </table:table-row>
        <table:table-row>
          <table:table-cell table:style-name="Roots.A2" office:value-type="string">
            <text:p text:style-name="P126">3</text:p>
          </table:table-cell>
          <table:table-cell table:style-name="Roots.A2" office:value-type="string">
            <text:p text:style-name="P118">2.9999999926196894 + 0.0im</text:p>
          </table:table-cell>
          <table:table-cell table:style-name="Roots.A2" office:value-type="string">
            <text:p text:style-name="P119">5.04832e6</text:p>
          </table:table-cell>
          <table:table-cell table:style-name="Roots.A2" office:value-type="string">
            <text:p text:style-name="P120">3.320413904677803e20</text:p>
          </table:table-cell>
          <table:table-cell table:style-name="Roots.E2" office:value-type="string">
            <text:p text:style-name="P121">7.380310584892413e-9</text:p>
          </table:table-cell>
        </table:table-row>
        <table:table-row>
          <table:table-cell table:style-name="Roots.A5" office:value-type="string">
            <text:p text:style-name="P126">4</text:p>
          </table:table-cell>
          <table:table-cell table:style-name="Roots.B5" office:value-type="string">
            <text:p text:style-name="P118">4.000000196012741 + 0.0im</text:p>
          </table:table-cell>
          <table:table-cell table:style-name="Roots.C5" office:value-type="string">
            <text:p text:style-name="P119">2.34368e7</text:p>
          </table:table-cell>
          <table:table-cell table:style-name="Roots.D5" office:value-type="string">
            <text:p text:style-name="P120">8.854438601699644e20</text:p>
          </table:table-cell>
          <table:table-cell table:style-name="Roots.E5" office:value-type="string">
            <text:p text:style-name="P121">1.9601274114933176e-7</text:p>
          </table:table-cell>
        </table:table-row>
        <table:table-row>
          <table:table-cell table:style-name="Roots.A2" office:value-type="string">
            <text:p text:style-name="P126">5</text:p>
          </table:table-cell>
          <table:table-cell table:style-name="Roots.A2" office:value-type="string">
            <text:p text:style-name="P118">4.999996302203527 + 0.0im</text:p>
          </table:table-cell>
          <table:table-cell table:style-name="Roots.A2" office:value-type="string">
            <text:p text:style-name="P119">1.1296512e8</text:p>
          </table:table-cell>
          <table:table-cell table:style-name="Roots.A2" office:value-type="string">
            <text:p text:style-name="P120">1.8446699735747637e21</text:p>
          </table:table-cell>
          <table:table-cell table:style-name="Roots.E2" office:value-type="string">
            <text:p text:style-name="P121">3.697796472579284<text:soft-page-break/>5e-6</text:p>
          </table:table-cell>
        </table:table-row>
        <table:table-row>
          <table:table-cell table:style-name="Roots.A7" office:value-type="string">
            <text:p text:style-name="P126">6</text:p>
          </table:table-cell>
          <table:table-cell table:style-name="Roots.B7" office:value-type="string">
            <text:p text:style-name="P118">6.000048439601834 + 0.0im</text:p>
          </table:table-cell>
          <table:table-cell table:style-name="Roots.C7" office:value-type="string">
            <text:p text:style-name="P119">5.03290368e8</text:p>
          </table:table-cell>
          <table:table-cell table:style-name="Roots.D7" office:value-type="string">
            <text:p text:style-name="P120">3.3204997150860955e21</text:p>
          </table:table-cell>
          <table:table-cell table:style-name="Roots.E7" office:value-type="string">
            <text:p text:style-name="P121">4.8439601833649704e-5</text:p>
          </table:table-cell>
        </table:table-row>
        <table:table-row>
          <table:table-cell table:style-name="Roots.A2" office:value-type="string">
            <text:p text:style-name="P126">7</text:p>
          </table:table-cell>
          <table:table-cell table:style-name="Roots.A2" office:value-type="string">
            <text:p text:style-name="P118">6.999557630040994 + 0.0im</text:p>
          </table:table-cell>
          <table:table-cell table:style-name="Roots.A2" office:value-type="string">
            <text:p text:style-name="P119">1.968515584e9</text:p>
          </table:table-cell>
          <table:table-cell table:style-name="Roots.A2" office:value-type="string">
            <text:p text:style-name="P120">5.422257511907465e21</text:p>
          </table:table-cell>
          <table:table-cell table:style-name="Roots.E2" office:value-type="string">
            <text:p text:style-name="P121">0.0004423699590061503</text:p>
          </table:table-cell>
        </table:table-row>
        <table:table-row>
          <table:table-cell table:style-name="Roots.A9" office:value-type="string">
            <text:p text:style-name="P126">8</text:p>
          </table:table-cell>
          <table:table-cell table:style-name="Roots.B9" office:value-type="string">
            <text:p text:style-name="P118">8.002891069857936 + 0.0im</text:p>
          </table:table-cell>
          <table:table-cell table:style-name="Roots.C9" office:value-type="string">
            <text:p text:style-name="P119">6.86119424e9</text:p>
          </table:table-cell>
          <table:table-cell table:style-name="Roots.D9" office:value-type="string">
            <text:p text:style-name="P120">8.273531117022048e21</text:p>
          </table:table-cell>
          <table:table-cell table:style-name="Roots.E9" office:value-type="string">
            <text:p text:style-name="P121">0.0028910698579363014</text:p>
          </table:table-cell>
        </table:table-row>
        <table:table-row>
          <table:table-cell table:style-name="Roots.A2" office:value-type="string">
            <text:p text:style-name="P126">9</text:p>
          </table:table-cell>
          <table:table-cell table:style-name="Roots.A2" office:value-type="string">
            <text:p text:style-name="P118">8.986693042189247 + 0.0im</text:p>
          </table:table-cell>
          <table:table-cell table:style-name="Roots.A2" office:value-type="string">
            <text:p text:style-name="P119">2.1149393408e10</text:p>
          </table:table-cell>
          <table:table-cell table:style-name="Roots.A2" office:value-type="string">
            <text:p text:style-name="P120">1.1898344284110906e22</text:p>
          </table:table-cell>
          <table:table-cell table:style-name="Roots.E2" office:value-type="string">
            <text:p text:style-name="P121">0.013306957810753417</text:p>
          </table:table-cell>
        </table:table-row>
        <table:table-row>
          <table:table-cell table:style-name="Roots.A11" office:value-type="string">
            <text:p text:style-name="P126">10</text:p>
          </table:table-cell>
          <table:table-cell table:style-name="Roots.B11" office:value-type="string">
            <text:p text:style-name="P118">10.049974037139467 + 0.0im</text:p>
          </table:table-cell>
          <table:table-cell table:style-name="Roots.C11" office:value-type="string">
            <text:p text:style-name="P119">6.454844928e10</text:p>
          </table:table-cell>
          <table:table-cell table:style-name="Roots.D11" office:value-type="string">
            <text:p text:style-name="P120">1.6861528285627986e22</text:p>
          </table:table-cell>
          <table:table-cell table:style-name="Roots.E11" office:value-type="string">
            <text:p text:style-name="P121">0.04997403713946724</text:p>
          </table:table-cell>
        </table:table-row>
        <table:table-row>
          <table:table-cell table:style-name="Roots.A2" office:value-type="string">
            <text:p text:style-name="P126">11</text:p>
          </table:table-cell>
          <table:table-cell table:style-name="Roots.A2" office:value-type="string">
            <text:p text:style-name="P118">10.886016935269065 + 0.0im</text:p>
          </table:table-cell>
          <table:table-cell table:style-name="Roots.A2" office:value-type="string">
            <text:p text:style-name="P119">1.43521440768e11</text:p>
          </table:table-cell>
          <table:table-cell table:style-name="Roots.A2" office:value-type="string">
            <text:p text:style-name="P120">2.1611210016567717e22</text:p>
          </table:table-cell>
          <table:table-cell table:style-name="Roots.E2" office:value-type="string">
            <text:p text:style-name="P121">0.11398306473093456</text:p>
          </table:table-cell>
        </table:table-row>
        <table:table-row>
          <table:table-cell table:style-name="Roots.A13" office:value-type="string">
            <text:p text:style-name="P126">12</text:p>
          </table:table-cell>
          <table:table-cell table:style-name="Roots.B13" office:value-type="string">
            <text:p text:style-name="P118">12.358657519230299 + 0.0im</text:p>
          </table:table-cell>
          <table:table-cell table:style-name="Roots.C13" office:value-type="string">
            <text:p text:style-name="P119">5.32673099264e11</text:p>
          </table:table-cell>
          <table:table-cell table:style-name="Roots.D13" office:value-type="string">
            <text:p text:style-name="P120">3.200289909858192e22</text:p>
          </table:table-cell>
          <table:table-cell table:style-name="Roots.E13" office:value-type="string">
            <text:p text:style-name="P121">0.35865751923029876</text:p>
          </table:table-cell>
        </table:table-row>
        <table:table-row>
          <table:table-cell table:style-name="Roots.A2" office:value-type="string">
            <text:p text:style-name="P126">13</text:p>
          </table:table-cell>
          <table:table-cell table:style-name="Roots.A2" office:value-type="string">
            <text:p text:style-name="P118">12.561193394139806 + 0.0im</text:p>
          </table:table-cell>
          <table:table-cell table:style-name="Roots.A2" office:value-type="string">
            <text:p text:style-name="P119">6.02947259392e11</text:p>
          </table:table-cell>
          <table:table-cell table:style-name="Roots.A2" office:value-type="string">
            <text:p text:style-name="P120">3.364993214681233e22</text:p>
          </table:table-cell>
          <table:table-cell table:style-name="Roots.E2" office:value-type="string">
            <text:p text:style-name="P121">0.4388066058601936</text:p>
          </table:table-cell>
        </table:table-row>
        <table:table-row>
          <table:table-cell table:style-name="Roots.A15" office:value-type="string">
            <text:p text:style-name="P126">14</text:p>
          </table:table-cell>
          <table:table-cell table:style-name="Roots.B15" office:value-type="string">
            <text:p text:style-name="P118">14.51895930872283 + 0.2133045589544431im</text:p>
          </table:table-cell>
          <table:table-cell table:style-name="Roots.C15" office:value-type="string">
            <text:p text:style-name="P119">2.4994706855470215e12</text:p>
          </table:table-cell>
          <table:table-cell table:style-name="Roots.D15" office:value-type="string">
            <text:p text:style-name="P120">5.2587404851564885e22</text:p>
          </table:table-cell>
          <table:table-cell table:style-name="Roots.E15" office:value-type="string">
            <text:p text:style-name="P121">0.5610860887429185</text:p>
          </table:table-cell>
        </table:table-row>
        <table:table-row>
          <table:table-cell table:style-name="Roots.A2" office:value-type="string">
            <text:p text:style-name="P126">15</text:p>
          </table:table-cell>
          <table:table-cell table:style-name="Roots.A2" office:value-type="string">
            <text:p text:style-name="P118">14.51895930872283 - 0.2133045589544431im</text:p>
          </table:table-cell>
          <table:table-cell table:style-name="Roots.A2" office:value-type="string">
            <text:p text:style-name="P119">2.4994706855470215e12</text:p>
          </table:table-cell>
          <table:table-cell table:style-name="Roots.A2" office:value-type="string">
            <text:p text:style-name="P120">5.2587404851564885e22</text:p>
          </table:table-cell>
          <table:table-cell table:style-name="Roots.E2" office:value-type="string">
            <text:p text:style-name="P121">0.5262119169452245</text:p>
          </table:table-cell>
        </table:table-row>
        <table:table-row>
          <table:table-cell table:style-name="Roots.A17" office:value-type="string">
            <text:p text:style-name="P126">16</text:p>
          </table:table-cell>
          <table:table-cell table:style-name="Roots.B17" office:value-type="string">
            <text:p text:style-name="P118">16.206794587063147 + 0.0im</text:p>
          </table:table-cell>
          <table:table-cell table:style-name="Roots.C17" office:value-type="string">
            <text:p text:style-name="P119">7.95998408192e12</text:p>
          </table:table-cell>
          <table:table-cell table:style-name="Roots.D17" office:value-type="string">
            <text:p text:style-name="P120">7.368034614384767e22</text:p>
          </table:table-cell>
          <table:table-cell table:style-name="Roots.E17" office:value-type="string">
            <text:p text:style-name="P121">0.2067945870631469</text:p>
          </table:table-cell>
        </table:table-row>
        <table:table-row>
          <table:table-cell table:style-name="Roots.A2" office:value-type="string">
            <text:p text:style-name="P126">17</text:p>
          </table:table-cell>
          <table:table-cell table:style-name="Roots.A2" office:value-type="string">
            <text:p text:style-name="P118">16.885716688231323 + 0.0im</text:p>
          </table:table-cell>
          <table:table-cell table:style-name="Roots.A2" office:value-type="string">
            <text:p text:style-name="P119">1.183580855552e13</text:p>
          </table:table-cell>
          <table:table-cell table:style-name="Roots.A2" office:value-type="string">
            <text:p text:style-name="P120">8.35536703031109e22</text:p>
          </table:table-cell>
          <table:table-cell table:style-name="Roots.E2" office:value-type="string">
            <text:p text:style-name="P121">0.11428331176867701</text:p>
          </table:table-cell>
        </table:table-row>
        <table:table-row>
          <table:table-cell table:style-name="Roots.A19" office:value-type="string">
            <text:p text:style-name="P126">18</text:p>
          </table:table-cell>
          <table:table-cell table:style-name="Roots.B19" office:value-type="string">
            <text:p text:style-name="P118">18.030097274474777 + 0.0im</text:p>
          </table:table-cell>
          <table:table-cell table:style-name="Roots.C19" office:value-type="string">
            <text:p text:style-name="P119">2.248445502208e13</text:p>
          </table:table-cell>
          <table:table-cell table:style-name="Roots.D19" office:value-type="string">
            <text:p text:style-name="P120">1.0212521663802737e23</text:p>
          </table:table-cell>
          <table:table-cell table:style-name="Roots.E19" office:value-type="string">
            <text:p text:style-name="P121">0.030097274474776725</text:p>
          </table:table-cell>
        </table:table-row>
        <table:table-row>
          <table:table-cell table:style-name="Roots.A2" office:value-type="string">
            <text:p text:style-name="P126">19</text:p>
          </table:table-cell>
          <table:table-cell table:style-name="Roots.A2" office:value-type="string">
            <text:p text:style-name="P118">18.993902180590464 + 0.0im</text:p>
          </table:table-cell>
          <table:table-cell table:style-name="Roots.A2" office:value-type="string">
            <text:p text:style-name="P119">3.7714572212736e13</text:p>
          </table:table-cell>
          <table:table-cell table:style-name="Roots.A2" office:value-type="string">
            <text:p text:style-name="P120">1.197494347004195e23</text:p>
          </table:table-cell>
          <table:table-cell table:style-name="Roots.E2" office:value-type="string">
            <text:p text:style-name="P121">0.006097819409536243</text:p>
          </table:table-cell>
        </table:table-row>
        <table:table-row>
          <table:table-cell table:style-name="Roots.A21" office:value-type="string">
            <text:p text:style-name="P126">20</text:p>
          </table:table-cell>
          <table:table-cell table:style-name="Roots.B21" office:value-type="string">
            <text:p text:style-name="P118">20.000542093702702 + 0.0im</text:p>
          </table:table-cell>
          <table:table-cell table:style-name="Roots.C21" office:value-type="string">
            <text:p text:style-name="P119">6.5522804164608e13</text:p>
          </table:table-cell>
          <table:table-cell table:style-name="Roots.D21" office:value-type="string">
            <text:p text:style-name="P119">1.4020685518755461e23</text:p>
          </table:table-cell>
          <table:table-cell table:style-name="Roots.E21" office:value-type="string">
            <text:p text:style-name="P121">0.0005420937027018624</text:p>
          </table:table-cell>
        </table:table-row>
      </table:table>
      <text:p text:style-name="P39"/>
      <text:p text:style-name="P41"><text:span text:style-name="T32">Kolejna tabela prezentuje w</text:span>yniki po zmianie współczynnika.</text:p>
      <text:p text:style-name="P4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9">LP</text:p>
          </table:table-cell>
          <table:table-cell table:style-name="Tabela2.A1" office:value-type="string">
            <text:p text:style-name="P128">Zero wielomianu</text:p>
          </table:table-cell>
          <table:table-cell table:style-name="Tabela2.C1" office:value-type="string">
            <text:p text:style-name="P133">P(z<text:span text:style-name="T30">k</text:span>)</text:p>
          </table:table-cell>
        </table:table-row>
        <table:table-row table:style-name="Tabela2.2">
          <table:table-cell table:style-name="Tabela2.A2" office:value-type="string">
            <text:p text:style-name="P125">1</text:p>
          </table:table-cell>
          <table:table-cell table:style-name="Tabela2.A2" office:value-type="string">
            <text:p text:style-name="P122">0.999999999998993 + 0.0im</text:p>
          </table:table-cell>
          <table:table-cell table:style-name="Tabela2.C2" office:value-type="string">
            <text:p text:style-name="P123">121344.0</text:p>
          </table:table-cell>
        </table:table-row>
        <table:table-row>
          <table:table-cell table:style-name="Tabela2.A3" office:value-type="string">
            <text:p text:style-name="P125">2</text:p>
          </table:table-cell>
          <table:table-cell table:style-name="Tabela2.B19" office:value-type="string">
            <text:p text:style-name="P122">2.000000000125739 + 0.0im</text:p>
          </table:table-cell>
          <table:table-cell table:style-name="Tabela2.C3" office:value-type="string">
            <text:p text:style-name="P124">798208.0</text:p>
          </table:table-cell>
        </table:table-row>
        <table:table-row>
          <table:table-cell table:style-name="Tabela2.A2" office:value-type="string">
            <text:p text:style-name="P125">3</text:p>
          </table:table-cell>
          <table:table-cell table:style-name="Tabela2.A2" office:value-type="string">
            <text:p text:style-name="P122">2.999999997067533 + 0.0im</text:p>
          </table:table-cell>
          <table:table-cell table:style-name="Tabela2.C2" office:value-type="string">
            <text:p text:style-name="P124">2.075136e6</text:p>
          </table:table-cell>
        </table:table-row>
        <table:table-row>
          <table:table-cell table:style-name="Tabela2.A5" office:value-type="string">
            <text:p text:style-name="P125">4</text:p>
          </table:table-cell>
          <table:table-cell table:style-name="Tabela2.B19" office:value-type="string">
            <text:p text:style-name="P122">4.0000000239207445 + 0.0im</text:p>
          </table:table-cell>
          <table:table-cell table:style-name="Tabela2.C5" office:value-type="string">
            <text:p text:style-name="P124">1.92768e6</text:p>
          </table:table-cell>
        </table:table-row>
        <table:table-row>
          <table:table-cell table:style-name="Tabela2.A2" office:value-type="string">
            <text:p text:style-name="P125">5</text:p>
          </table:table-cell>
          <table:table-cell table:style-name="Tabela2.A2" office:value-type="string">
            <text:p text:style-name="P122">4.9999998538783785 + 0.0im</text:p>
          </table:table-cell>
          <table:table-cell table:style-name="Tabela2.C2" office:value-type="string">
            <text:p text:style-name="P124">993280.0</text:p>
          </table:table-cell>
        </table:table-row>
        <table:table-row>
          <table:table-cell table:style-name="Tabela2.A7" office:value-type="string">
            <text:p text:style-name="P125">6</text:p>
          </table:table-cell>
          <table:table-cell table:style-name="Tabela2.B19" office:value-type="string">
            <text:p text:style-name="P122">6.000008306313138 + 0.0im</text:p>
          </table:table-cell>
          <table:table-cell table:style-name="Tabela2.C7" office:value-type="string">
            <text:p text:style-name="P124">464384.0</text:p>
          </table:table-cell>
        </table:table-row>
        <table:table-row>
          <table:table-cell table:style-name="Tabela2.A2" office:value-type="string">
            <text:p text:style-name="P125">7</text:p>
          </table:table-cell>
          <table:table-cell table:style-name="Tabela2.A2" office:value-type="string">
            <text:p text:style-name="P122">6.999658994843255 + 0.0im</text:p>
          </table:table-cell>
          <table:table-cell table:style-name="Tabela2.C2" office:value-type="string">
            <text:p text:style-name="P124">1.60592384e8</text:p>
          </table:table-cell>
        </table:table-row>
        <table:table-row>
          <table:table-cell table:style-name="Tabela2.A9" office:value-type="string">
            <text:p text:style-name="P125">8</text:p>
          </table:table-cell>
          <table:table-cell table:style-name="Tabela2.B19" office:value-type="string">
            <text:p text:style-name="P122">8.007774348640831 + 0.0im</text:p>
          </table:table-cell>
          <table:table-cell table:style-name="Tabela2.C9" office:value-type="string">
            <text:p text:style-name="P123">1.254020096e9</text:p>
          </table:table-cell>
        </table:table-row>
        <table:table-row>
          <table:table-cell table:style-name="Tabela2.A2" office:value-type="string">
            <text:p text:style-name="P125">9</text:p>
          </table:table-cell>
          <table:table-cell table:style-name="Tabela2.A2" office:value-type="string">
            <text:p text:style-name="P122">8.914607795492033 + 0.0im</text:p>
          </table:table-cell>
          <table:table-cell table:style-name="Tabela2.C2" office:value-type="string">
            <text:p text:style-name="P123">5.313501184e9</text:p>
          </table:table-cell>
        </table:table-row>
        <table:table-row>
          <table:table-cell table:style-name="Tabela2.A11" office:value-type="string">
            <text:p text:style-name="P125">10</text:p>
          </table:table-cell>
          <table:table-cell table:style-name="Tabela2.B19" office:value-type="string">
            <text:p text:style-name="P122">10.094428982895645 + 0.6484395759738677im</text:p>
          </table:table-cell>
          <table:table-cell table:style-name="Tabela2.C11" office:value-type="string">
            <text:p text:style-name="P123">2.700928553743177e10</text:p>
          </table:table-cell>
        </table:table-row>
        <text:soft-page-break/>
        <table:table-row>
          <table:table-cell table:style-name="Tabela2.A2" office:value-type="string">
            <text:p text:style-name="P125">11</text:p>
          </table:table-cell>
          <table:table-cell table:style-name="Tabela2.A2" office:value-type="string">
            <text:p text:style-name="P122">10.094428982895645 - 0.6484395759738677im</text:p>
          </table:table-cell>
          <table:table-cell table:style-name="Tabela2.C2" office:value-type="string">
            <text:p text:style-name="P123">2.700928553743177e10</text:p>
          </table:table-cell>
        </table:table-row>
        <table:table-row>
          <table:table-cell table:style-name="Tabela2.A13" office:value-type="string">
            <text:p text:style-name="P125">12</text:p>
          </table:table-cell>
          <table:table-cell table:style-name="Tabela2.B19" office:value-type="string">
            <text:p text:style-name="P122">11.794602785376995 + 1.654264687407388im</text:p>
          </table:table-cell>
          <table:table-cell table:style-name="Tabela2.C13" office:value-type="string">
            <text:p text:style-name="P123">1.982419589176788e11</text:p>
          </table:table-cell>
        </table:table-row>
        <table:table-row>
          <table:table-cell table:style-name="Tabela2.A2" office:value-type="string">
            <text:p text:style-name="P125">13</text:p>
          </table:table-cell>
          <table:table-cell table:style-name="Tabela2.A2" office:value-type="string">
            <text:p text:style-name="P122">11.794602785376995 - 1.654264687407388im</text:p>
          </table:table-cell>
          <table:table-cell table:style-name="Tabela2.C2" office:value-type="string">
            <text:p text:style-name="P123">1.982419589176788e11</text:p>
          </table:table-cell>
        </table:table-row>
        <table:table-row>
          <table:table-cell table:style-name="Tabela2.A15" office:value-type="string">
            <text:p text:style-name="P125">14</text:p>
          </table:table-cell>
          <table:table-cell table:style-name="Tabela2.B19" office:value-type="string">
            <text:p text:style-name="P122">13.993017972902537 + 2.5192216404720296im</text:p>
          </table:table-cell>
          <table:table-cell table:style-name="Tabela2.C15" office:value-type="string">
            <text:p text:style-name="P123">1.7827980190248804e12</text:p>
          </table:table-cell>
        </table:table-row>
        <table:table-row>
          <table:table-cell table:style-name="Tabela2.A2" office:value-type="string">
            <text:p text:style-name="P125">15</text:p>
          </table:table-cell>
          <table:table-cell table:style-name="Tabela2.A2" office:value-type="string">
            <text:p text:style-name="P122">13.993017972902537 - 2.5192216404720296im</text:p>
          </table:table-cell>
          <table:table-cell table:style-name="Tabela2.C2" office:value-type="string">
            <text:p text:style-name="P123">1.7827980190248804e12</text:p>
          </table:table-cell>
        </table:table-row>
        <table:table-row>
          <table:table-cell table:style-name="Tabela2.A17" office:value-type="string">
            <text:p text:style-name="P125">16</text:p>
          </table:table-cell>
          <table:table-cell table:style-name="Tabela2.B19" office:value-type="string">
            <text:p text:style-name="P122">16.730964028115842 + 2.812655951272096im</text:p>
          </table:table-cell>
          <table:table-cell table:style-name="Tabela2.C17" office:value-type="string">
            <text:p text:style-name="P123">1.336962421751052e13</text:p>
          </table:table-cell>
        </table:table-row>
        <table:table-row>
          <table:table-cell table:style-name="Tabela2.A2" office:value-type="string">
            <text:p text:style-name="P125">17</text:p>
          </table:table-cell>
          <table:table-cell table:style-name="Tabela2.A2" office:value-type="string">
            <text:p text:style-name="P122">16.730964028115842 - 2.812655951272096im</text:p>
          </table:table-cell>
          <table:table-cell table:style-name="Tabela2.C2" office:value-type="string">
            <text:p text:style-name="P123">1.336962421751052e13</text:p>
          </table:table-cell>
        </table:table-row>
        <table:table-row>
          <table:table-cell table:style-name="Tabela2.A19" office:value-type="string">
            <text:p text:style-name="P125">18</text:p>
          </table:table-cell>
          <table:table-cell table:style-name="Tabela2.B19" office:value-type="string">
            <text:p text:style-name="P122">19.502497979348277 + 1.9403295086506278im</text:p>
          </table:table-cell>
          <table:table-cell table:style-name="Tabela2.C19" office:value-type="string">
            <text:p text:style-name="P123">5.250917494398969e13</text:p>
          </table:table-cell>
        </table:table-row>
        <table:table-row>
          <table:table-cell table:style-name="Tabela2.A2" office:value-type="string">
            <text:p text:style-name="P125">19</text:p>
          </table:table-cell>
          <table:table-cell table:style-name="Tabela2.A2" office:value-type="string">
            <text:p text:style-name="P122">19.502497979348277 - 1.9403295086506278im</text:p>
          </table:table-cell>
          <table:table-cell table:style-name="Tabela2.C2" office:value-type="string">
            <text:p text:style-name="P123">5.250917494398969e13</text:p>
          </table:table-cell>
        </table:table-row>
        <table:table-row>
          <table:table-cell table:style-name="Tabela2.A21" office:value-type="string">
            <text:p text:style-name="P125">20</text:p>
          </table:table-cell>
          <table:table-cell table:style-name="Tabela2.B21" office:value-type="string">
            <text:p text:style-name="P122">20.846927301650048 + 0.0im</text:p>
          </table:table-cell>
          <table:table-cell table:style-name="Tabela2.C21" office:value-type="string">
            <text:p text:style-name="P123">7.5911013208576e13</text:p>
          </table:table-cell>
        </table:table-row>
      </table:table>
      <text:p text:style-name="P59"/>
      <text:p text:style-name="P51">3.4 Wnioski</text:p>
      <text:p text:style-name="P57"/>
      <text:p text:style-name="P42"><text:span text:style-name="T6">P</text:span><text:span text:style-name="T3">ierwiastki wielomianu są skrajnie czułe na zakłócenia współczynników. Niewielka zmiana wartości współczynnika może </text:span><text:span text:style-name="T11">zaburzyć wartości pierwiastków. </text:span><text:span text:style-name="T12">Zadanie wyznaczania pierwiastków jest źle uwarunkowane ze względu na zaburzenie współczynników.</text:span></text:p>
      <text:p text:style-name="P27"/>
      <text:p text:style-name="P56"><text:span text:style-name="T5">4.</text:span><text:span text:style-name="T3">1 Opis problemu</text:span></text:p>
      <text:p text:style-name="P28"/>
      <text:p text:style-name="P60"><text:span text:style-name="T13">Celem ćwiczenia jest przeprowadzenie eksperymentu na równaniu rekurencyjnym </text:span><text:span text:style-name="T16">p</text:span><text:span text:style-name="T31">n</text:span><text:span text:style-name="T16">+1:=p</text:span><text:span text:style-name="T31">n</text:span><text:span text:style-name="T16">+ rp</text:span><text:span text:style-name="T31">n</text:span><text:span text:style-name="T16">(1 − p</text:span><text:span text:style-name="T31">n</text:span><text:span text:style-name="T16">)</text:span><text:span text:style-name="T26">. </text:span></text:p>
      <text:p text:style-name="P61"><text:span text:style-name="T29"><text:tab/>1. </text:span><text:span text:style-name="T26">Dla danych p0 = 0.01 i r = 3 wykonać 40 iteracji wyrażenia, a następnie wykonać ponownie 40 iteracji wyrażenia z niewielką modyfikacją tj. wykonać 10 iteracji, zatrzymać, zastosować obcięcie wyniku odrzucając cyfry po trzecim miejscu po przecinku. Porównać otrzymane wyniki.</text:span></text:p>
      <text:p text:style-name="P16"><text:tab/>2. <text:s/>Dla danych p0 = 0.01 i r = 3 wykonać 40 iteracji wyrażenia w arytmetyce Float32 i Float64 . Porównać otrzymane wyniki.</text:p>
      <text:p text:style-name="P28"/>
      <text:p text:style-name="P52">4.2 Rozwiązanie</text:p>
      <text:p text:style-name="P29"/>
      <text:p text:style-name="P43">Aby wykonać ćwiczenie należy zaimplementować podaną funkcję rekurencyjną oraz wywołać ją dla podanych danych. </text:p>
      <text:p text:style-name="P58"/>
      <text:p text:style-name="P53">4.3 Wyniki</text:p>
      <text:p text:style-name="P5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14">LP</text:p>
          </table:table-cell>
          <table:table-cell table:style-name="Tabela3.B1" table:number-columns-spanned="4" office:value-type="string">
            <text:p text:style-name="P114">Wielkość populacji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6">Float32</text:p>
          </table:table-cell>
          <table:table-cell table:style-name="Tabela3.A2" office:value-type="string">
            <text:p text:style-name="P116">Float32 z modyfikacją</text:p>
          </table:table-cell>
          <table:table-cell table:style-name="Tabela3.A2" office:value-type="string">
            <text:p text:style-name="P116">Float64</text:p>
          </table:table-cell>
          <table:table-cell table:style-name="Tabela3.E2" office:value-type="string">
            <text:p text:style-name="P116">Float64 z modyfikacją</text:p>
          </table:table-cell>
        </table:table-row>
        <table:table-row>
          <table:table-cell table:style-name="Tabela3.A15" office:value-type="string">
            <text:p text:style-name="P117">1</text:p>
          </table:table-cell>
          <table:table-cell table:style-name="Tabela3.B3" office:value-type="string">
            <text:p text:style-name="P106">0.0397</text:p>
          </table:table-cell>
          <table:table-cell table:style-name="Tabela3.C15" office:value-type="string">
            <text:p text:style-name="P104">0.0397</text:p>
          </table:table-cell>
          <table:table-cell table:style-name="Tabela3.D3" office:value-type="string">
            <text:p text:style-name="P102">0.0397</text:p>
          </table:table-cell>
          <table:table-cell table:style-name="Tabela3.E3" office:value-type="string">
            <text:p text:style-name="P100">0.0397</text:p>
          </table:table-cell>
        </table:table-row>
        <table:table-row>
          <table:table-cell table:style-name="Tabela3.A2" office:value-type="string">
            <text:p text:style-name="P117">2</text:p>
          </table:table-cell>
          <table:table-cell table:style-name="Tabela3.A2" office:value-type="string">
            <text:p text:style-name="P106">0.15407173</text:p>
          </table:table-cell>
          <table:table-cell table:style-name="Tabela3.A2" office:value-type="string">
            <text:p text:style-name="P104">0.15407173</text:p>
          </table:table-cell>
          <table:table-cell table:style-name="Tabela3.A2" office:value-type="string">
            <text:p text:style-name="P102">0.15407173000000002</text:p>
          </table:table-cell>
          <table:table-cell table:style-name="Tabela3.E2" office:value-type="string">
            <text:p text:style-name="P100">0.15407173000000002</text:p>
          </table:table-cell>
        </table:table-row>
        <table:table-row>
          <table:table-cell table:style-name="Tabela3.A15" office:value-type="string">
            <text:p text:style-name="P115">3</text:p>
          </table:table-cell>
          <table:table-cell table:style-name="Tabela3.B5" office:value-type="string">
            <text:p text:style-name="P106">0.5450726</text:p>
          </table:table-cell>
          <table:table-cell table:style-name="Tabela3.C15" office:value-type="string">
            <text:p text:style-name="P104">0.5450726</text:p>
          </table:table-cell>
          <table:table-cell table:style-name="Tabela3.D5" office:value-type="string">
            <text:p text:style-name="P102">0.5450726260444213</text:p>
          </table:table-cell>
          <table:table-cell table:style-name="Tabela3.E5" office:value-type="string">
            <text:p text:style-name="P100">0.5450726260444213</text:p>
          </table:table-cell>
        </table:table-row>
        <table:table-row>
          <table:table-cell table:style-name="Tabela3.A2" office:value-type="string">
            <text:p text:style-name="P115">4</text:p>
          </table:table-cell>
          <table:table-cell table:style-name="Tabela3.A2" office:value-type="string">
            <text:p text:style-name="P106">1.2889781</text:p>
          </table:table-cell>
          <table:table-cell table:style-name="Tabela3.A2" office:value-type="string">
            <text:p text:style-name="P104">1.2889781</text:p>
          </table:table-cell>
          <table:table-cell table:style-name="Tabela3.A2" office:value-type="string">
            <text:p text:style-name="P102">1.2889780011888006</text:p>
          </table:table-cell>
          <table:table-cell table:style-name="Tabela3.E2" office:value-type="string">
            <text:p text:style-name="P100">1.2889780011888006</text:p>
          </table:table-cell>
        </table:table-row>
        <table:table-row>
          <table:table-cell table:style-name="Tabela3.A15" office:value-type="string">
            <text:p text:style-name="P115">5</text:p>
          </table:table-cell>
          <table:table-cell table:style-name="Tabela3.B7" office:value-type="string">
            <text:p text:style-name="P106">0.1715188</text:p>
          </table:table-cell>
          <table:table-cell table:style-name="Tabela3.C15" office:value-type="string">
            <text:p text:style-name="P104">0.1715188</text:p>
          </table:table-cell>
          <table:table-cell table:style-name="Tabela3.D7" office:value-type="string">
            <text:p text:style-name="P102">0.17151914210917552</text:p>
          </table:table-cell>
          <table:table-cell table:style-name="Tabela3.E7" office:value-type="string">
            <text:p text:style-name="P100">0.17151914210917552</text:p>
          </table:table-cell>
        </table:table-row>
        <table:table-row>
          <table:table-cell table:style-name="Tabela3.A2" office:value-type="string">
            <text:p text:style-name="P115">6</text:p>
          </table:table-cell>
          <table:table-cell table:style-name="Tabela3.A2" office:value-type="string">
            <text:p text:style-name="P106">0.5978191</text:p>
          </table:table-cell>
          <table:table-cell table:style-name="Tabela3.A2" office:value-type="string">
            <text:p text:style-name="P104">0.5978191</text:p>
          </table:table-cell>
          <table:table-cell table:style-name="Tabela3.A2" office:value-type="string">
            <text:p text:style-name="P102">0.5978201201070994</text:p>
          </table:table-cell>
          <table:table-cell table:style-name="Tabela3.E2" office:value-type="string">
            <text:p text:style-name="P100">0.5978201201070994</text:p>
          </table:table-cell>
        </table:table-row>
        <table:table-row>
          <table:table-cell table:style-name="Tabela3.A15" office:value-type="string">
            <text:p text:style-name="P115">7</text:p>
          </table:table-cell>
          <table:table-cell table:style-name="Tabela3.B9" office:value-type="string">
            <text:p text:style-name="P106">1.3191134</text:p>
          </table:table-cell>
          <table:table-cell table:style-name="Tabela3.C15" office:value-type="string">
            <text:p text:style-name="P104">1.3191134</text:p>
          </table:table-cell>
          <table:table-cell table:style-name="Tabela3.D9" office:value-type="string">
            <text:p text:style-name="P102">1.3191137924137974</text:p>
          </table:table-cell>
          <table:table-cell table:style-name="Tabela3.E9" office:value-type="string">
            <text:p text:style-name="P100">1.3191137924137974</text:p>
          </table:table-cell>
        </table:table-row>
        <table:table-row>
          <table:table-cell table:style-name="Tabela3.A2" office:value-type="string">
            <text:p text:style-name="P115">8</text:p>
          </table:table-cell>
          <table:table-cell table:style-name="Tabela3.A2" office:value-type="string">
            <text:p text:style-name="P106">0.056273222</text:p>
          </table:table-cell>
          <table:table-cell table:style-name="Tabela3.A2" office:value-type="string">
            <text:p text:style-name="P104">0.056273222</text:p>
          </table:table-cell>
          <table:table-cell table:style-name="Tabela3.A2" office:value-type="string">
            <text:p text:style-name="P102">0.056271577646256565</text:p>
          </table:table-cell>
          <table:table-cell table:style-name="Tabela3.E2" office:value-type="string">
            <text:p text:style-name="P100">0.056271577646256565</text:p>
          </table:table-cell>
        </table:table-row>
        <text:soft-page-break/>
        <table:table-row>
          <table:table-cell table:style-name="Tabela3.A15" office:value-type="string">
            <text:p text:style-name="P115">9</text:p>
          </table:table-cell>
          <table:table-cell table:style-name="Tabela3.B11" office:value-type="string">
            <text:p text:style-name="P106">0.21559286</text:p>
          </table:table-cell>
          <table:table-cell table:style-name="Tabela3.C15" office:value-type="string">
            <text:p text:style-name="P104">0.21559286</text:p>
          </table:table-cell>
          <table:table-cell table:style-name="Tabela3.D11" office:value-type="string">
            <text:p text:style-name="P102">0.21558683923263022</text:p>
          </table:table-cell>
          <table:table-cell table:style-name="Tabela3.E11" office:value-type="string">
            <text:p text:style-name="P100">0.21558683923263022</text:p>
          </table:table-cell>
        </table:table-row>
        <table:table-row>
          <table:table-cell table:style-name="Tabela3.A2" office:value-type="string">
            <text:p text:style-name="P115">10</text:p>
          </table:table-cell>
          <table:table-cell table:style-name="Tabela3.A2" office:value-type="string">
            <text:p text:style-name="P106">0.7229306</text:p>
          </table:table-cell>
          <table:table-cell table:style-name="Tabela3.A2" office:value-type="string">
            <text:p text:style-name="P104">0.722</text:p>
          </table:table-cell>
          <table:table-cell table:style-name="Tabela3.A2" office:value-type="string">
            <text:p text:style-name="P102">0.722914301179573</text:p>
          </table:table-cell>
          <table:table-cell table:style-name="Tabela3.E2" office:value-type="string">
            <text:p text:style-name="P100">0.722</text:p>
          </table:table-cell>
        </table:table-row>
        <table:table-row>
          <table:table-cell table:style-name="Tabela3.A15" office:value-type="string">
            <text:p text:style-name="P115">11</text:p>
          </table:table-cell>
          <table:table-cell table:style-name="Tabela3.B13" office:value-type="string">
            <text:p text:style-name="P106">1.3238364</text:p>
          </table:table-cell>
          <table:table-cell table:style-name="Tabela3.C15" office:value-type="string">
            <text:p text:style-name="P104">1.3241479</text:p>
          </table:table-cell>
          <table:table-cell table:style-name="Tabela3.D13" office:value-type="string">
            <text:p text:style-name="P102">1.3238419441684408</text:p>
          </table:table-cell>
          <table:table-cell table:style-name="Tabela3.E13" office:value-type="string">
            <text:p text:style-name="P100">1.324148</text:p>
          </table:table-cell>
        </table:table-row>
        <table:table-row>
          <table:table-cell table:style-name="Tabela3.A2" office:value-type="string">
            <text:p text:style-name="P115">12</text:p>
          </table:table-cell>
          <table:table-cell table:style-name="Tabela3.A2" office:value-type="string">
            <text:p text:style-name="P106">0.037716985</text:p>
          </table:table-cell>
          <table:table-cell table:style-name="Tabela3.A2" office:value-type="string">
            <text:p text:style-name="P104">0.036488414</text:p>
          </table:table-cell>
          <table:table-cell table:style-name="Tabela3.A2" office:value-type="string">
            <text:p text:style-name="P102">0.03769529725473175</text:p>
          </table:table-cell>
          <table:table-cell table:style-name="Tabela3.E2" office:value-type="string">
            <text:p text:style-name="P100">0.03648822228799964</text:p>
          </table:table-cell>
        </table:table-row>
        <table:table-row>
          <table:table-cell table:style-name="Tabela3.A15" office:value-type="string">
            <text:p text:style-name="P115">13</text:p>
          </table:table-cell>
          <table:table-cell table:style-name="Tabela3.B15" office:value-type="string">
            <text:p text:style-name="P106">0.14660022</text:p>
          </table:table-cell>
          <table:table-cell table:style-name="Tabela3.C15" office:value-type="string">
            <text:p text:style-name="P104">0.14195944</text:p>
          </table:table-cell>
          <table:table-cell table:style-name="Tabela3.D15" office:value-type="string">
            <text:p text:style-name="P102">0.14651838271355924</text:p>
          </table:table-cell>
          <table:table-cell table:style-name="Tabela3.E15" office:value-type="string">
            <text:p text:style-name="P100">0.14195871805478313</text:p>
          </table:table-cell>
        </table:table-row>
        <table:table-row>
          <table:table-cell table:style-name="Tabela3.A2" office:value-type="string">
            <text:p text:style-name="P115">14</text:p>
          </table:table-cell>
          <table:table-cell table:style-name="Tabela3.A2" office:value-type="string">
            <text:p text:style-name="P106">0.521926</text:p>
          </table:table-cell>
          <table:table-cell table:style-name="Tabela3.A2" office:value-type="string">
            <text:p text:style-name="P104">0.50738037</text:p>
          </table:table-cell>
          <table:table-cell table:style-name="Tabela3.A2" office:value-type="string">
            <text:p text:style-name="P102">0.521670621435246</text:p>
          </table:table-cell>
          <table:table-cell table:style-name="Tabela3.E2" office:value-type="string">
            <text:p text:style-name="P100">0.5073780393238604</text:p>
          </table:table-cell>
        </table:table-row>
        <table:table-row>
          <table:table-cell table:style-name="Tabela3.A17" office:value-type="string">
            <text:p text:style-name="P115">15</text:p>
          </table:table-cell>
          <table:table-cell table:style-name="Tabela3.B17" office:value-type="string">
            <text:p text:style-name="P106">1.2704837</text:p>
          </table:table-cell>
          <table:table-cell table:style-name="Tabela3.C17" office:value-type="string">
            <text:p text:style-name="P104">1.2572169</text:p>
          </table:table-cell>
          <table:table-cell table:style-name="Tabela3.D17" office:value-type="string">
            <text:p text:style-name="P102">1.2702617739350768</text:p>
          </table:table-cell>
          <table:table-cell table:style-name="Tabela3.E17" office:value-type="string">
            <text:p text:style-name="P100">1.2572147329310672</text:p>
          </table:table-cell>
        </table:table-row>
      </table:table>
      <text:p text:style-name="P45">.</text:p>
      <text:p text:style-name="P45">.</text:p>
      <text:p text:style-name="P45">.</text:p>
      <table:table table:name="Population2" table:style-name="Population2">
        <table:table-column table:style-name="Population2.A"/>
        <table:table-column table:style-name="Population2.B"/>
        <table:table-column table:style-name="Population2.C"/>
        <table:table-column table:style-name="Population2.D"/>
        <table:table-column table:style-name="Population2.E"/>
        <table:table-row table:style-name="Population2.1">
          <table:table-cell table:style-name="Population2.A1" office:value-type="string">
            <text:p text:style-name="P116">38</text:p>
          </table:table-cell>
          <table:table-cell table:style-name="Population2.A1" office:value-type="string">
            <text:p text:style-name="P105">0.81736827</text:p>
          </table:table-cell>
          <table:table-cell table:style-name="Population2.A1" office:value-type="string">
            <text:p text:style-name="P103">1.2292118</text:p>
          </table:table-cell>
          <table:table-cell table:style-name="Population2.A1" office:value-type="string">
            <text:p text:style-name="P101">1.3326056469620293</text:p>
          </table:table-cell>
          <table:table-cell table:style-name="Population2.E1" office:value-type="string">
            <text:p text:style-name="P100">0.05704534228698055</text:p>
          </table:table-cell>
        </table:table-row>
        <table:table-row>
          <table:table-cell table:style-name="Population2.A2" office:value-type="string">
            <text:p text:style-name="P116">39</text:p>
          </table:table-cell>
          <table:table-cell table:style-name="Population2.B2" office:value-type="string">
            <text:p text:style-name="P105">1.2652004</text:p>
          </table:table-cell>
          <table:table-cell table:style-name="Population2.C2" office:value-type="string">
            <text:p text:style-name="P103">0.3839622</text:p>
          </table:table-cell>
          <table:table-cell table:style-name="Population2.D2" office:value-type="string">
            <text:p text:style-name="P101">0.0029091569028512065</text:p>
          </table:table-cell>
          <table:table-cell table:style-name="Population2.E2" office:value-type="string">
            <text:p text:style-name="P100">0.2184188559180059</text:p>
          </table:table-cell>
        </table:table-row>
        <table:table-row>
          <table:table-cell table:style-name="Population2.A3" office:value-type="string">
            <text:p text:style-name="P116">40</text:p>
          </table:table-cell>
          <table:table-cell table:style-name="Population2.A3" office:value-type="string">
            <text:p text:style-name="P105">0.25860548</text:p>
          </table:table-cell>
          <table:table-cell table:style-name="Population2.A3" office:value-type="string">
            <text:p text:style-name="P103">1.093568</text:p>
          </table:table-cell>
          <table:table-cell table:style-name="Population2.A3" office:value-type="string">
            <text:p text:style-name="P101">0.011611238029748606</text:p>
          </table:table-cell>
          <table:table-cell table:style-name="Population2.E3" office:value-type="string">
            <text:p text:style-name="P100">0.7305550338104317</text:p>
          </table:table-cell>
        </table:table-row>
      </table:table>
      <text:p text:style-name="P44"/>
      <text:p text:style-name="P70">4.4 Wnioski</text:p>
      <text:p text:style-name="P62"/>
      <text:p text:style-name="P69">Równanie rekurencyjne jest <text:span text:style-name="T37">niestabilne, ponieważ niewielkie błędy popełnione w początkowych etapach kumulują się w kolejnych, powodując ogromną utratę dokładności obliczeń. Z każdym krokiem różnica wyników jest większa. </text:span></text:p>
      <text:p text:style-name="P74"/>
      <text:p text:style-name="P71">5.1 Opis problemu</text:p>
      <text:p text:style-name="P63"/>
      <text:p text:style-name="P68">Celem ćwiczenia jest przeprowadzenie eksperymentów na równaniu rekurencyjnym. </text:p>
      <text:p text:style-name="P68"/>
      <text:p text:style-name="P73">5.2 Rozwiązanie</text:p>
      <text:p text:style-name="P64"/>
      <text:p text:style-name="P65">Aby wykonać ćwiczenie należy zaimplementować podaną funkcję rekurencyjną oraz wywołać ją dla podanych danych.</text:p>
      <text:p text:style-name="P64"/>
      <text:p text:style-name="P72">5.3 Wyniki</text:p>
      <text:p text:style-name="P66"/>
      <text:p text:style-name="P67">Wyniki wykonania programu zostały przedstawione na wykresie oraz w tabeli.</text:p>
      <text:p text:style-name="P75"><draw:frame draw:style-name="fr1" draw:name="Obiekt1" text:anchor-type="paragraph" svg:x="-1.737cm" svg:y="0.169cm" svg:width="20.001cm" svg:height="7.37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5"><text:soft-page-break/></text:p>
      <table:table table:name="zad5" table:style-name="zad5">
        <table:table-column table:style-name="zad5.A"/>
        <table:table-column table:style-name="zad5.B"/>
        <table:table-column table:style-name="zad5.C"/>
        <table:table-column table:style-name="zad5.D"/>
        <table:table-column table:style-name="zad5.E"/>
        <table:table-column table:style-name="zad5.F"/>
        <table:table-column table:style-name="zad5.G"/>
        <table:table-column table:style-name="zad5.H"/>
        <table:table-row>
          <table:table-cell table:style-name="zad5.A1" office:value-type="string">
            <text:p text:style-name="P135">LP</text:p>
          </table:table-cell>
          <table:table-cell table:style-name="zad5.A1" office:value-type="string">
            <text:p text:style-name="P135">x0=1 c=-2</text:p>
          </table:table-cell>
          <table:table-cell table:style-name="zad5.A1" office:value-type="string">
            <text:p text:style-name="P135">x0=2 c=-2</text:p>
          </table:table-cell>
          <table:table-cell table:style-name="zad5.A1" office:value-type="string">
            <text:p text:style-name="P136"><text:span text:style-name="T33">x0=</text:span>1.99999999999999<text:span text:style-name="T33"> c=-2</text:span></text:p>
          </table:table-cell>
          <table:table-cell table:style-name="zad5.A1" office:value-type="string">
            <text:p text:style-name="P135">x0=1 c=-1</text:p>
          </table:table-cell>
          <table:table-cell table:style-name="zad5.A1" office:value-type="string">
            <text:p text:style-name="P135"><text:span text:style-name="T35">x</text:span>0=-1 c=-1</text:p>
          </table:table-cell>
          <table:table-cell table:style-name="zad5.A1" office:value-type="string">
            <text:p text:style-name="P135"><text:span text:style-name="T35">x</text:span>0=0.75 c=-1</text:p>
          </table:table-cell>
          <table:table-cell table:style-name="zad5.H1" office:value-type="string">
            <text:p text:style-name="P135"><text:span text:style-name="T35">x</text:span>0=0.25 c=-1</text:p>
          </table:table-cell>
        </table:table-row>
        <table:table-row table:style-name="zad5.2">
          <table:table-cell table:style-name="zad5.A2" office:value-type="string">
            <text:p text:style-name="P135">1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9999996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4375</text:p>
          </table:table-cell>
          <table:table-cell table:style-name="zad5.H2" office:value-type="string">
            <text:p text:style-name="P134">-0.9375</text:p>
          </table:table-cell>
        </table:table-row>
        <table:table-row>
          <table:table-cell table:style-name="zad5.A13" office:value-type="string">
            <text:p text:style-name="P135">2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9999998401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80859375</text:p>
          </table:table-cell>
          <table:table-cell table:style-name="zad5.H13" office:value-type="string">
            <text:p text:style-name="P134">-0.12109375</text:p>
          </table:table-cell>
        </table:table-row>
        <table:table-row>
          <table:table-cell table:style-name="zad5.A2" office:value-type="string">
            <text:p text:style-name="P135">3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999993605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3461761474609375</text:p>
          </table:table-cell>
          <table:table-cell table:style-name="zad5.H2" office:value-type="string">
            <text:p text:style-name="P134">-0.9853363037109375</text:p>
          </table:table-cell>
        </table:table-row>
        <table:table-row>
          <table:table-cell table:style-name="zad5.A13" office:value-type="string">
            <text:p text:style-name="P135">4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999997442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8801620749291033</text:p>
          </table:table-cell>
          <table:table-cell table:style-name="zad5.H13" office:value-type="string">
            <text:p text:style-name="P134">-0.029112368589267135</text:p>
          </table:table-cell>
        </table:table-row>
        <table:table-row>
          <table:table-cell table:style-name="zad5.A2" office:value-type="string">
            <text:p text:style-name="P135">5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999897682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2253147218564956</text:p>
          </table:table-cell>
          <table:table-cell table:style-name="zad5.H2" office:value-type="string">
            <text:p text:style-name="P134">-0.9991524699951226</text:p>
          </table:table-cell>
        </table:table-row>
        <table:table-row>
          <table:table-cell table:style-name="zad5.A13" office:value-type="string">
            <text:p text:style-name="P135">6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9999590727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9492332761147301</text:p>
          </table:table-cell>
          <table:table-cell table:style-name="zad5.H13" office:value-type="string">
            <text:p text:style-name="P134">-0.001694341702645596</text:p>
          </table:table-cell>
        </table:table-row>
        <table:table-row>
          <table:table-cell table:style-name="zad5.A2" office:value-type="string">
            <text:p text:style-name="P135">7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99836291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0989561875164966</text:p>
          </table:table-cell>
          <table:table-cell table:style-name="zad5.H2" office:value-type="string">
            <text:p text:style-name="P134">-0.9999971292061947</text:p>
          </table:table-cell>
        </table:table-row>
        <table:table-row>
          <table:table-cell table:style-name="zad5.A13" office:value-type="string">
            <text:p text:style-name="P135">8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9993451638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9902076729521999</text:p>
          </table:table-cell>
          <table:table-cell table:style-name="zad5.H13" office:value-type="string">
            <text:p text:style-name="P134">-5.741579369278327e-6</text:p>
          </table:table-cell>
        </table:table-row>
        <table:table-row>
          <table:table-cell table:style-name="zad5.A2" office:value-type="string">
            <text:p text:style-name="P135">9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973806553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01948876442658909</text:p>
          </table:table-cell>
          <table:table-cell table:style-name="zad5.H2" office:value-type="string">
            <text:p text:style-name="P134">-0.9999999999670343</text:p>
          </table:table-cell>
        </table:table-row>
        <table:table-row>
          <table:table-cell table:style-name="zad5.A13" office:value-type="string">
            <text:p text:style-name="P135">10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989522621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999620188061125</text:p>
          </table:table-cell>
          <table:table-cell table:style-name="zad5.H13" office:value-type="string">
            <text:p text:style-name="P134">-6.593148249578462e-11</text:p>
          </table:table-cell>
        </table:table-row>
        <table:table-row>
          <table:table-cell table:style-name="zad5.A2" office:value-type="string">
            <text:p text:style-name="P135">11</text:p>
          </table:table-cell>
          <table:table-cell table:style-name="zad5.A2" office:value-type="string">
            <text:p text:style-name="P131">-<text:span text:style-name="T34">1</text:span></text:p>
          </table:table-cell>
          <table:table-cell table:style-name="zad5.A2" office:value-type="string">
            <text:p text:style-name="P139">2.0</text:p>
          </table:table-cell>
          <table:table-cell table:style-name="zad5.A2" office:value-type="string">
            <text:p text:style-name="P138">1.9999999580904841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0.0</text:p>
          </table:table-cell>
          <table:table-cell table:style-name="zad5.A2" office:value-type="string">
            <text:p text:style-name="P134">-0.00075947962064115</text:p>
          </table:table-cell>
          <table:table-cell table:style-name="zad5.H2" office:value-type="string">
            <text:p text:style-name="P134">-1.0</text:p>
          </table:table-cell>
        </table:table-row>
        <table:table-row>
          <table:table-cell table:style-name="zad5.A13" office:value-type="string">
            <text:p text:style-name="P135">12</text:p>
          </table:table-cell>
          <table:table-cell table:style-name="zad5.B13" office:value-type="string">
            <text:p text:style-name="P131">-<text:span text:style-name="T34">1</text:span></text:p>
          </table:table-cell>
          <table:table-cell table:style-name="zad5.C13" office:value-type="string">
            <text:p text:style-name="P139">2.0</text:p>
          </table:table-cell>
          <table:table-cell table:style-name="zad5.D13" office:value-type="string">
            <text:p text:style-name="P138">1.9999998323619383</text:p>
          </table:table-cell>
          <table:table-cell table:style-name="zad5.E13" office:value-type="string">
            <text:p text:style-name="P134">-1.0</text:p>
          </table:table-cell>
          <table:table-cell table:style-name="zad5.F13" office:value-type="string">
            <text:p text:style-name="P134">-1.0</text:p>
          </table:table-cell>
          <table:table-cell table:style-name="zad5.G13" office:value-type="string">
            <text:p text:style-name="P134">-0.9999994231907058</text:p>
          </table:table-cell>
          <table:table-cell table:style-name="zad5.H13" office:value-type="string">
            <text:p text:style-name="P134">0.0</text:p>
          </table:table-cell>
        </table:table-row>
      </table:table>
      <text:p text:style-name="P76">.</text:p>
      <text:p text:style-name="P76">.</text:p>
      <text:p text:style-name="P76">.</text:p>
      <table:table table:name="zad5b" table:style-name="zad5b">
        <table:table-column table:style-name="zad5b.A"/>
        <table:table-column table:style-name="zad5b.B"/>
        <table:table-column table:style-name="zad5b.C"/>
        <table:table-column table:style-name="zad5b.D"/>
        <table:table-column table:style-name="zad5b.E"/>
        <table:table-column table:style-name="zad5b.F"/>
        <table:table-column table:style-name="zad5b.G"/>
        <table:table-column table:style-name="zad5b.H"/>
        <table:table-row>
          <table:table-cell table:style-name="zad5b.A1" office:value-type="string">
            <text:p text:style-name="P135">38</text:p>
          </table:table-cell>
          <table:table-cell table:style-name="zad5b.A1" office:value-type="string">
            <text:p text:style-name="P131">-<text:span text:style-name="T34">1</text:span></text:p>
          </table:table-cell>
          <table:table-cell table:style-name="zad5b.A1" office:value-type="string">
            <text:p text:style-name="P140">2.0</text:p>
          </table:table-cell>
          <table:table-cell table:style-name="zad5b.A1" office:value-type="string">
            <text:p text:style-name="P137">1.8145742550678174</text:p>
          </table:table-cell>
          <table:table-cell table:style-name="zad5b.A1" office:value-type="string">
            <text:p text:style-name="P131">-<text:span text:style-name="T33">1.0</text:span></text:p>
          </table:table-cell>
          <table:table-cell table:style-name="zad5b.A1" office:value-type="string">
            <text:p text:style-name="P131">-<text:span text:style-name="T33">1.0</text:span></text:p>
          </table:table-cell>
          <table:table-cell table:style-name="zad5b.A1" office:value-type="string">
            <text:p text:style-name="P131">-<text:span text:style-name="T33">1.0</text:span></text:p>
          </table:table-cell>
          <table:table-cell table:style-name="zad5b.H1" office:value-type="string">
            <text:p text:style-name="P134">0.0</text:p>
          </table:table-cell>
        </table:table-row>
        <table:table-row>
          <table:table-cell table:style-name="zad5b.A2" office:value-type="string">
            <text:p text:style-name="P135">39</text:p>
          </table:table-cell>
          <table:table-cell table:style-name="zad5b.A2" office:value-type="string">
            <text:p text:style-name="P131">-<text:span text:style-name="T34">1</text:span></text:p>
          </table:table-cell>
          <table:table-cell table:style-name="zad5b.A2" office:value-type="string">
            <text:p text:style-name="P140">2.0</text:p>
          </table:table-cell>
          <table:table-cell table:style-name="zad5b.A2" office:value-type="string">
            <text:p text:style-name="P137">1.2926797271549244</text:p>
          </table:table-cell>
          <table:table-cell table:style-name="zad5b.A2" office:value-type="string">
            <text:p text:style-name="P134">0.0</text:p>
          </table:table-cell>
          <table:table-cell table:style-name="zad5b.A2" office:value-type="string">
            <text:p text:style-name="P134">0.0</text:p>
          </table:table-cell>
          <table:table-cell table:style-name="zad5b.A2" office:value-type="string">
            <text:p text:style-name="P134">0.0</text:p>
          </table:table-cell>
          <table:table-cell table:style-name="zad5b.H2" office:value-type="string">
            <text:p text:style-name="P131">-<text:span text:style-name="T33">1.0</text:span></text:p>
          </table:table-cell>
        </table:table-row>
        <table:table-row>
          <table:table-cell table:style-name="zad5b.A3" office:value-type="string">
            <text:p text:style-name="P135">40</text:p>
          </table:table-cell>
          <table:table-cell table:style-name="zad5b.B3" office:value-type="string">
            <text:p text:style-name="P131">-<text:span text:style-name="T34">1</text:span></text:p>
          </table:table-cell>
          <table:table-cell table:style-name="zad5b.C3" office:value-type="string">
            <text:p text:style-name="P140">2.0</text:p>
          </table:table-cell>
          <table:table-cell table:style-name="zad5b.D3" office:value-type="string">
            <text:p text:style-name="P137">-0.3289791230 026702</text:p>
          </table:table-cell>
          <table:table-cell table:style-name="zad5b.E3" office:value-type="string">
            <text:p text:style-name="P131">-<text:span text:style-name="T33">1.0</text:span></text:p>
          </table:table-cell>
          <table:table-cell table:style-name="zad5b.F3" office:value-type="string">
            <text:p text:style-name="P131">-<text:span text:style-name="T33">1.0</text:span></text:p>
          </table:table-cell>
          <table:table-cell table:style-name="zad5b.G3" office:value-type="string">
            <text:p text:style-name="P131">-<text:span text:style-name="T33">1.0</text:span></text:p>
          </table:table-cell>
          <table:table-cell table:style-name="zad5b.H3" office:value-type="string">
            <text:p text:style-name="P134">0.0</text:p>
          </table:table-cell>
        </table:table-row>
      </table:table>
      <text:p text:style-name="P75"/>
      <text:p text:style-name="P77">5.4 Wnioski</text:p>
      <text:p text:style-name="P78"/>
      <text:p text:style-name="P79">Równanie rekurencyjne jest niestabilne, ponieważ małe błędy popełnione w początkowych etapach rosną w następnych i poważnie zniekształcają wyniki oblicze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35:46.377736497</meta:creation-date>
    <dc:date>2016-11-13T09:30:54.033111949</dc:date>
    <meta:editing-duration>PT15H45M29S</meta:editing-duration>
    <meta:editing-cycles>248</meta:editing-cycles>
    <meta:generator>LibreOffice/4.3.3.2$Linux_X86_64 LibreOffice_project/430m0$Build-2</meta:generator>
    <meta:document-statistic meta:table-count="9" meta:image-count="0" meta:object-count="1" meta:page-count="8" meta:paragraph-count="679" meta:word-count="1287" meta:character-count="11105" meta:non-whitespace-character-count="104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maximum="2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cm" svg:height="7.376cm" xlink:href="." xlink:type="simple" chart:class="chart:line" chart:style-name="ch1">
        <chart:legend chart:legend-position="bottom" svg:x="3.682cm" svg:y="5.597cm" style:legend-expansion="wide" chart:style-name="ch2"/>
        <chart:plot-area chart:style-name="ch3" chart:data-source-has-labels="both" svg:x="0.4cm" svg:y="0.147cm" svg:width="19.2cm" svg:height="5.303cm">
          <chartooo:coordinate-region svg:x="1.233cm" svg:y="0.346cm" svg:width="18.367cm" svg:height="4.905cm"/>
          <chart:axis chart:dimension="x" chart:name="primary-x" chart:style-name="ch4" chartooo:axis-type="text">
            <chart:categories table:cell-range-address="local-table.$A$2:.$A$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1" chart:label-cell-address="local-table.$B$1" chart:class="chart:line">
            <chart:data-point chart:repeated="40"/>
          </chart:series>
          <chart:series chart:style-name="ch8" chart:values-cell-range-address="local-table.$C$2:.$C$41" chart:label-cell-address="local-table.$C$1" chart:class="chart:line">
            <chart:data-point chart:repeated="40"/>
          </chart:series>
          <chart:series chart:style-name="ch9" chart:values-cell-range-address="local-table.$D$2:.$D$41" chart:label-cell-address="local-table.$D$1" chart:class="chart:line">
            <chart:data-point chart:repeated="40"/>
          </chart:series>
          <chart:series chart:style-name="ch10" chart:values-cell-range-address="local-table.$E$2:.$E$41" chart:label-cell-address="local-table.$E$1" chart:class="chart:line">
            <chart:data-point chart:repeated="40"/>
          </chart:series>
          <chart:series chart:style-name="ch11" chart:values-cell-range-address="local-table.$F$2:.$F$41" chart:label-cell-address="local-table.$F$1" chart:class="chart:line">
            <chart:data-point chart:repeated="40"/>
          </chart:series>
          <chart:series chart:style-name="ch12" chart:values-cell-range-address="local-table.$G$2:.$G$41" chart:label-cell-address="local-table.$G$1" chart:class="chart:line">
            <chart:data-point chart:repeated="40"/>
          </chart:series>
          <chart:series chart:style-name="ch13" chart:values-cell-range-address="local-table.$H$2:.$H$41" chart:label-cell-address="local-table.$H$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0 = 1 c = -2</text:p>
              </table:table-cell>
              <table:table-cell office:value-type="string">
                <text:p>x0 = 1,99999999999999 c = -2</text:p>
              </table:table-cell>
              <table:table-cell office:value-type="string">
                <text:p>x0 = 1 c = -1</text:p>
              </table:table-cell>
              <table:table-cell office:value-type="string">
                <text:p>x0 = -1 c = -1</text:p>
              </table:table-cell>
              <table:table-cell office:value-type="string">
                <text:p>x0 = 0,75 c = -1</text:p>
              </table:table-cell>
              <table:table-cell office:value-type="string">
                <text:p>x0 = 0,25 c = -1</text:p>
              </table:table-cell>
              <table:table-cell office:value-type="string">
                <text:p>x0 = 2 c = -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375">
                <text:p>-0.4375</text:p>
              </table:table-cell>
              <table:table-cell office:value-type="float" office:value="-0.9375">
                <text:p>-0.9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.99999999999984">
                <text:p>1.999999999999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0859375">
                <text:p>-0.80859375</text:p>
              </table:table-cell>
              <table:table-cell office:value-type="float" office:value="-0.12109375">
                <text:p>-0.12109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.99999999999936">
                <text:p>1.999999999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46176147460937">
                <text:p>-0.346176147460937</text:p>
              </table:table-cell>
              <table:table-cell office:value-type="float" office:value="-0.985336303710938">
                <text:p>-0.985336303710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99999999999744">
                <text:p>1.999999999997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80162074929103">
                <text:p>-0.880162074929103</text:p>
              </table:table-cell>
              <table:table-cell office:value-type="float" office:value="-0.0291123685892671">
                <text:p>-0.0291123685892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.99999999998977">
                <text:p>1.99999999998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25314721856496">
                <text:p>-0.225314721856496</text:p>
              </table:table-cell>
              <table:table-cell office:value-type="float" office:value="-0.999152469995122">
                <text:p>-0.999152469995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1.99999999995907">
                <text:p>1.9999999999590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4923327611473">
                <text:p>-0.94923327611473</text:p>
              </table:table-cell>
              <table:table-cell office:value-type="float" office:value="-0.0016943417026456">
                <text:p>-0.0016943417026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.99999999983629">
                <text:p>1.99999999983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89561875164966">
                <text:p>-0.0989561875164966</text:p>
              </table:table-cell>
              <table:table-cell office:value-type="float" office:value="-0.999997129206195">
                <text:p>-0.999997129206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9999999934516">
                <text:p>1.999999999345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02076729522">
                <text:p>-0.9902076729522</text:p>
              </table:table-cell>
              <table:table-cell office:value-type="float" office:value="-0.00000574157936927833">
                <text:p>-0.00000574157936927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.99999999738066">
                <text:p>1.99999999738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94887644265891">
                <text:p>-0.0194887644265891</text:p>
              </table:table-cell>
              <table:table-cell office:value-type="float" office:value="-0.999999999967034">
                <text:p>-0.999999999967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99999998952262">
                <text:p>1.999999989522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620188061125">
                <text:p>-0.999620188061125</text:p>
              </table:table-cell>
              <table:table-cell office:value-type="float" office:value="-0.0000000000659314824957846">
                <text:p>-0.0000000000659314824957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.99999995809048">
                <text:p>1.9999999580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759479620641157">
                <text:p>-0.00075947962064115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.99999983236194">
                <text:p>1.9999998323619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423190706">
                <text:p>-0.9999994231907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1.99999932944778">
                <text:p>1.99999932944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115361825570037">
                <text:p>-0.000001153618255700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1.99999731779158">
                <text:p>1.9999973177915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99998669">
                <text:p>-0.9999999999986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.99998927117349">
                <text:p>1.99998927117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266164867923635">
                <text:p>-0.000000000002661648679236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.99995708480908">
                <text:p>1.9999570848090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.99982834107804">
                <text:p>1.9998283410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1.99931339377896">
                <text:p>1.9993133937789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.99725404654395">
                <text:p>1.99725404654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.98902372643618">
                <text:p>1.9890237264361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.95621538432605">
                <text:p>1.9562153843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1.82677862987391">
                <text:p>1.8267786298739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1.337120162564">
                <text:p>1.33712016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-0.212109670864823">
                <text:p>-0.21210967086482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1.95500948752562">
                <text:p>-1.9550094875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1.82206209631517">
                <text:p>1.8220620963151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.31991028282844">
                <text:p>1.31991028282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0.25783684528374">
                <text:p>-0.257836845283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-1.93352016121413">
                <text:p>-1.9335201612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.73850021382151">
                <text:p>1.7385002138215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.02238299345744">
                <text:p>1.02238299345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-0.954733014689006">
                <text:p>-0.9547330146890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1.08848487066284">
                <text:p>-1.08848487066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-0.815200686338098">
                <text:p>-0.8152006863380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1.33544784099389">
                <text:p>-1.33544784099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0.216579063984746">
                <text:p>-0.2165790639847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-1.95309350904349">
                <text:p>-1.95309350904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81457425506782">
                <text:p>1.814574255067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.29267972715492">
                <text:p>1.29267972715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-0.32897912300267">
                <text:p>-0.3289791230026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